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fo:font-weight="bold" officeooo:rsid="002222ca" officeooo:paragraph-rsid="002222ca"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2222ca" officeooo:paragraph-rsid="0022e669" style:font-size-asian="20pt" style:font-weight-asian="bold" style:font-size-complex="20pt" style:font-weight-complex="bold"/>
    </style:style>
    <style:style style:name="P3" style:family="paragraph" style:parent-style-name="Standard">
      <loext:graphic-properties draw:fill="solid" draw:fill-color="#2b2b2b"/>
      <style:paragraph-properties fo:text-align="start" style:justify-single-word="false" fo:background-color="#2b2b2b" fo:padding="0in" fo:border="none" style:shadow="none"/>
      <style:text-properties fo:font-size="12pt" fo:font-weight="bold" officeooo:rsid="002222ca" officeooo:paragraph-rsid="002222ca"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22e669" officeooo:paragraph-rsid="0022e669" style:font-size-asian="10.5pt" style:font-weight-asian="bold" style:font-size-complex="12pt" style:font-weight-complex="bold"/>
    </style:style>
    <style:style style:name="P5" style:family="paragraph" style:parent-style-name="Standard">
      <loext:graphic-properties draw:fill="solid" draw:fill-color="#2b2b2b"/>
      <style:paragraph-properties fo:text-align="start" style:justify-single-word="false" fo:background-color="#2b2b2b" fo:padding="0in" fo:border="none" style:shadow="none"/>
      <style:text-properties fo:font-size="12pt" fo:font-weight="bold" officeooo:rsid="0022e669" officeooo:paragraph-rsid="0022e669"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2e669" officeooo:paragraph-rsid="002369a5" style:font-size-asian="10.5pt" style:font-weight-asian="bold" style:font-size-complex="12pt" style:font-weight-complex="bold"/>
    </style:style>
    <style:style style:name="P7" style:family="paragraph" style:parent-style-name="Standard">
      <loext:graphic-properties draw:fill="solid" draw:fill-color="#2b2b2b"/>
      <style:paragraph-properties fo:text-align="start" style:justify-single-word="false" fo:background-color="#2b2b2b" fo:padding="0in" fo:border="none" style:shadow="none"/>
      <style:text-properties fo:font-size="12pt" fo:font-weight="bold" officeooo:rsid="0022e669" officeooo:paragraph-rsid="002369a5"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369a5" officeooo:paragraph-rsid="002369a5" style:font-size-asian="10.5pt" style:font-weight-asian="bold" style:font-size-complex="12pt" style:font-weight-complex="bold"/>
    </style:style>
    <style:style style:name="P9" style:family="paragraph" style:parent-style-name="Standard">
      <loext:graphic-properties draw:fill="solid" draw:fill-color="#2b2b2b"/>
      <style:paragraph-properties fo:text-align="start" style:justify-single-word="false" fo:background-color="#2b2b2b" fo:padding="0in" fo:border="none" style:shadow="none"/>
      <style:text-properties fo:font-size="12pt" fo:font-weight="bold" officeooo:rsid="002369a5" officeooo:paragraph-rsid="002369a5"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51fb1" officeooo:paragraph-rsid="00251fb1" style:font-size-asian="10.5pt" style:font-weight-asian="bold" style:font-size-complex="12pt" style:font-weight-complex="bold"/>
    </style:style>
    <style:style style:name="P11" style:family="paragraph" style:parent-style-name="Standard">
      <loext:graphic-properties draw:fill="solid" draw:fill-color="#2b2b2b"/>
      <style:paragraph-properties fo:text-align="start" style:justify-single-word="false" fo:background-color="#2b2b2b" fo:padding="0in" fo:border="none" style:shadow="none"/>
      <style:text-properties fo:font-size="12pt" fo:font-weight="bold" officeooo:rsid="00251fb1" officeooo:paragraph-rsid="00251fb1" style:font-size-asian="10.5pt" style:font-weight-asian="bold" style:font-size-complex="12pt" style:font-weight-complex="bold"/>
    </style:style>
    <style:style style:name="P12" style:family="paragraph" style:parent-style-name="Standard">
      <loext:graphic-properties draw:fill="solid" draw:fill-color="#2b2b2b"/>
      <style:paragraph-properties fo:text-align="start" style:justify-single-word="false" fo:background-color="#2b2b2b" fo:padding="0in" fo:border="none" style:shadow="none"/>
      <style:text-properties fo:font-size="12pt" fo:font-weight="bold" officeooo:rsid="0025a84f" officeooo:paragraph-rsid="0025a84f"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25a84f" officeooo:paragraph-rsid="00267dd0"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25a84f" officeooo:paragraph-rsid="00267dd0"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normal" officeooo:rsid="002222ca" officeooo:paragraph-rsid="002222ca"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weight="normal" officeooo:rsid="002222ca" officeooo:paragraph-rsid="0022e669"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369a5" officeooo:paragraph-rsid="002369a5" style:font-size-asian="10.5pt" style:font-weight-asian="normal" style:font-size-complex="12pt" style:font-weight-complex="normal"/>
    </style:style>
    <style:style style:name="P18" style:family="paragraph" style:parent-style-name="Standard">
      <loext:graphic-properties draw:fill="solid" draw:fill-color="#2b2b2b"/>
      <style:paragraph-properties fo:text-align="start" style:justify-single-word="false" fo:background-color="#2b2b2b" fo:padding="0in" fo:border="none" style:shadow="none"/>
      <style:text-properties fo:font-size="12pt" fo:font-weight="normal" officeooo:rsid="002369a5" officeooo:paragraph-rsid="002369a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369a5" officeooo:paragraph-rsid="002b269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2e669" officeooo:paragraph-rsid="0022e66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2e669" officeooo:paragraph-rsid="002369a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51fb1" officeooo:paragraph-rsid="0025a84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5a84f" officeooo:paragraph-rsid="0025a84f" style:font-size-asian="10.5pt" style:font-weight-asian="normal" style:font-size-complex="12pt" style:font-weight-complex="normal"/>
    </style:style>
    <style:style style:name="P24" style:family="paragraph" style:parent-style-name="Standard">
      <loext:graphic-properties draw:fill="solid" draw:fill-color="#2b2b2b"/>
      <style:paragraph-properties fo:text-align="start" style:justify-single-word="false" fo:background-color="#2b2b2b" fo:padding="0in" fo:border="none" style:shadow="none"/>
      <style:text-properties fo:font-size="12pt" fo:font-weight="normal" officeooo:rsid="0025a84f" officeooo:paragraph-rsid="0025a84f" style:font-size-asian="10.5pt" style:font-weight-asian="normal" style:font-size-complex="12pt" style:font-weight-complex="normal"/>
    </style:style>
    <style:style style:name="P25" style:family="paragraph" style:parent-style-name="Standard">
      <loext:graphic-properties draw:fill="solid" draw:fill-color="#2b2b2b"/>
      <style:paragraph-properties fo:text-align="start" style:justify-single-word="false" fo:background-color="#2b2b2b" fo:padding="0in" fo:border="none" style:shadow="none"/>
      <style:text-properties fo:font-size="12pt" fo:font-weight="normal" officeooo:rsid="00267dd0" officeooo:paragraph-rsid="0025a84f" style:font-size-asian="10.5pt" style:font-weight-asian="normal" style:font-size-complex="12pt" style:font-weight-complex="normal"/>
    </style:style>
    <style:style style:name="P26" style:family="paragraph" style:parent-style-name="Text_20_body">
      <style:paragraph-properties fo:text-align="start" style:justify-single-word="false"/>
      <style:text-properties fo:font-size="12pt" fo:font-weight="normal" officeooo:rsid="00267dd0" officeooo:paragraph-rsid="0025a84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officeooo:paragraph-rsid="0022e669"/>
    </style:style>
    <style:style style:name="P28" style:family="paragraph" style:parent-style-name="Standard">
      <loext:graphic-properties draw:fill="solid" draw:fill-color="#2b2b2b"/>
      <style:paragraph-properties fo:text-align="start" style:justify-single-word="false" fo:background-color="#2b2b2b" fo:padding="0in" fo:border="none" style:shadow="none"/>
      <style:text-properties officeooo:paragraph-rsid="0022e669"/>
    </style:style>
    <style:style style:name="P29" style:family="paragraph" style:parent-style-name="Standard">
      <style:paragraph-properties fo:text-align="start" style:justify-single-word="false"/>
      <style:text-properties officeooo:paragraph-rsid="002222ca"/>
    </style:style>
    <style:style style:name="P30" style:family="paragraph" style:parent-style-name="Standard">
      <style:paragraph-properties fo:text-align="start" style:justify-single-word="false"/>
      <style:text-properties officeooo:paragraph-rsid="002e1a34"/>
    </style:style>
    <style:style style:name="P31" style:family="paragraph" style:parent-style-name="Standard">
      <style:paragraph-properties fo:text-align="start" style:justify-single-word="false"/>
      <style:text-properties officeooo:paragraph-rsid="002ff153"/>
    </style:style>
    <style:style style:name="P32" style:family="paragraph" style:parent-style-name="Standard">
      <style:paragraph-properties fo:text-align="start" style:justify-single-word="false"/>
      <style:text-properties officeooo:paragraph-rsid="0025a84f"/>
    </style:style>
    <style:style style:name="P33" style:family="paragraph" style:parent-style-name="Standard">
      <style:paragraph-properties fo:text-align="start" style:justify-single-word="false"/>
      <style:text-properties fo:color="#000000" loext:opacity="100%" style:font-name="Liberation Serif" fo:font-size="12pt" fo:font-weight="normal" officeooo:paragraph-rsid="0025a84f" style:font-weight-asian="normal" style:font-weight-complex="normal"/>
    </style:style>
    <style:style style:name="P34" style:family="paragraph" style:parent-style-name="Standard">
      <style:paragraph-properties fo:text-align="start" style:justify-single-word="false"/>
      <style:text-properties fo:color="#000000" loext:opacity="100%" style:font-name="Liberation Serif" fo:font-size="12pt" fo:font-weight="bold" officeooo:paragraph-rsid="0025a84f" style:font-size-asian="12pt" style:font-size-complex="12pt"/>
    </style:style>
    <style:style style:name="P35" style:family="paragraph" style:parent-style-name="Standard">
      <style:paragraph-properties fo:text-align="start" style:justify-single-word="false"/>
      <style:text-properties fo:color="#000000" loext:opacity="100%" style:font-name="Liberation Serif" fo:font-size="12pt" fo:font-style="normal" fo:font-weight="normal" officeooo:rsid="0025a84f" officeooo:paragraph-rsid="0025a84f" style:font-size-asian="12pt" style:font-style-asian="normal" style:font-weight-asian="normal" style:font-size-complex="12pt" style:font-weight-complex="bold"/>
    </style:style>
    <style:style style:name="P36" style:family="paragraph" style:parent-style-name="Standard">
      <style:paragraph-properties fo:text-align="center" style:justify-single-word="false"/>
      <style:text-properties fo:color="#000000" loext:opacity="100%" style:font-name="Liberation Serif" fo:font-size="14pt" fo:font-weight="bold" officeooo:rsid="00267dd0" officeooo:paragraph-rsid="00267dd0" style:font-size-asian="14pt" style:font-weight-asian="bold" style:font-size-complex="14pt" style:font-weight-complex="bold"/>
    </style:style>
    <style:style style:name="P37" style:family="paragraph" style:parent-style-name="Standard">
      <style:paragraph-properties fo:text-align="start" style:justify-single-word="false"/>
      <style:text-properties fo:color="#000000" loext:opacity="100%" fo:font-size="12pt" fo:font-weight="bold" officeooo:rsid="0025b63f" officeooo:paragraph-rsid="0025b63f"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Liberation Serif" fo:font-size="12pt" fo:font-weight="normal" officeooo:rsid="002369a5" officeooo:paragraph-rsid="002369a5"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a9b7c6" loext:opacity="100%" style:font-name="JetBrains Mono" fo:font-size="10pt" fo:font-style="normal" fo:font-weight="normal" officeooo:rsid="0025a84f" officeooo:paragraph-rsid="0025a84f" style:font-size-asian="10pt" style:font-style-asian="normal" style:font-weight-asian="normal" style:font-size-complex="12pt" style:font-weight-complex="bold"/>
    </style:style>
    <style:style style:name="P40" style:family="paragraph" style:parent-style-name="Standard">
      <loext:graphic-properties draw:fill="solid" draw:fill-color="#2b2b2b"/>
      <style:paragraph-properties fo:text-align="start" style:justify-single-word="false" fo:background-color="#2b2b2b" fo:padding="0in" fo:border="none" style:shadow="none"/>
      <style:text-properties fo:color="#a9b7c6" loext:opacity="100%" style:font-name="JetBrains Mono" fo:font-size="10pt" fo:font-style="normal" fo:font-weight="normal" officeooo:rsid="0025a84f" officeooo:paragraph-rsid="0025a84f" style:font-size-asian="10pt" style:font-style-asian="normal" style:font-weight-asian="normal" style:font-size-complex="12pt" style:font-weight-complex="bold"/>
    </style:style>
    <style:style style:name="P4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5b63f" officeooo:paragraph-rsid="0025b63f" style:font-size-asian="12pt" style:font-style-asian="normal" style:font-weight-asian="normal" style:font-size-complex="12pt" style:font-weight-complex="bold"/>
    </style:style>
    <style:style style:name="P4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5a84f" officeooo:paragraph-rsid="00267dd0" style:font-size-asian="12pt" style:font-style-asian="normal" style:font-weight-asian="normal" style:font-size-complex="12pt" style:font-weight-complex="normal"/>
    </style:style>
    <style:style style:name="P43" style:family="paragraph" style:parent-style-name="Standard" style:list-style-name="L1">
      <style:paragraph-properties fo:text-align="start" style:justify-single-word="false"/>
      <style:text-properties fo:font-size="20pt" fo:font-weight="bold" officeooo:rsid="002222ca" officeooo:paragraph-rsid="0022e669" style:font-size-asian="20pt" style:font-weight-asian="bold" style:font-size-complex="20pt" style:font-weight-complex="bold"/>
    </style:style>
    <style:style style:name="P44" style:family="paragraph" style:parent-style-name="Standard" style:list-style-name="L1">
      <style:paragraph-properties fo:text-align="start" style:justify-single-word="false">
        <style:tab-stops>
          <style:tab-stop style:position="0.8189in"/>
        </style:tab-stops>
      </style:paragraph-properties>
      <style:text-properties fo:font-size="12pt" fo:font-weight="normal" officeooo:rsid="002222ca" officeooo:paragraph-rsid="0022e669" style:font-size-asian="12pt" style:font-weight-asian="normal" style:font-size-complex="12pt" style:font-weight-complex="normal"/>
    </style:style>
    <style:style style:name="P45" style:family="paragraph" style:parent-style-name="Standard" style:list-style-name="L1">
      <style:paragraph-properties fo:text-align="start" style:justify-single-word="false">
        <style:tab-stops>
          <style:tab-stop style:position="0.8189in"/>
        </style:tab-stops>
      </style:paragraph-properties>
      <style:text-properties fo:font-size="12pt" fo:font-weight="normal" officeooo:rsid="002222ca" officeooo:paragraph-rsid="002222ca" style:font-size-asian="12pt" style:font-weight-asian="normal" style:font-size-complex="12pt" style:font-weight-complex="normal"/>
    </style:style>
    <style:style style:name="P46" style:family="paragraph" style:parent-style-name="Standard" style:list-style-name="L2">
      <style:paragraph-properties fo:text-align="start" style:justify-single-word="false"/>
      <style:text-properties fo:font-size="12pt" fo:font-weight="normal" officeooo:rsid="002222ca" officeooo:paragraph-rsid="002222ca" style:font-size-asian="12pt" style:font-weight-asian="normal" style:font-size-complex="12pt" style:font-weight-complex="normal"/>
    </style:style>
    <style:style style:name="P47" style:family="paragraph" style:parent-style-name="Standard">
      <loext:graphic-properties draw:fill="solid" draw:fill-color="#2b2b2b"/>
      <style:paragraph-properties fo:text-align="start" style:justify-single-word="false" fo:background-color="#2b2b2b" fo:padding="0in" fo:border="none" style:shadow="none"/>
      <style:text-properties fo:color="#cc7832" loext:opacity="100%" style:font-name="JetBrains Mono" fo:font-size="10pt" fo:font-style="normal" fo:font-weight="normal" officeooo:rsid="002222ca" officeooo:paragraph-rsid="002222ca" style:font-size-asian="10pt" style:font-style-asian="normal" style:font-weight-asian="normal" style:font-size-complex="12pt" style:font-weight-complex="bold"/>
    </style:style>
    <style:style style:name="P48" style:family="paragraph" style:parent-style-name="Standard">
      <loext:graphic-properties draw:fill="solid" draw:fill-color="#2b2b2b"/>
      <style:paragraph-properties fo:text-align="start" style:justify-single-word="false" fo:background-color="#2b2b2b" fo:padding="0in" fo:border="none" style:shadow="none"/>
      <style:text-properties fo:color="#cc7832" loext:opacity="100%" style:font-name="JetBrains Mono" fo:font-size="10pt" fo:font-style="normal" fo:font-weight="normal" officeooo:rsid="0025a84f" officeooo:paragraph-rsid="0025a84f" style:font-size-asian="10pt" style:font-style-asian="normal" style:font-weight-asian="normal" style:font-size-complex="12pt" style:font-weight-complex="bold"/>
    </style:style>
    <style:style style:name="P49" style:family="paragraph" style:parent-style-name="Standard">
      <loext:graphic-properties draw:fill="solid" draw:fill-color="#2b2b2b"/>
      <style:paragraph-properties fo:text-align="start" style:justify-single-word="false" fo:background-color="#2b2b2b" fo:padding="0in" fo:border="none" style:shadow="none"/>
      <style:text-properties fo:color="#a9b7c6" loext:opacity="100%" style:font-name="JetBrains Mono" fo:font-size="10pt" fo:font-style="normal" fo:font-weight="normal" officeooo:rsid="0022e669" officeooo:paragraph-rsid="0022e669" style:font-size-asian="10pt" style:font-style-asian="normal" style:font-weight-asian="normal" style:font-size-complex="12pt" style:font-weight-complex="bold"/>
    </style:style>
    <style:style style:name="P50" style:family="paragraph" style:parent-style-name="Standard">
      <style:paragraph-properties fo:text-align="start" style:justify-single-word="false"/>
      <style:text-properties fo:color="#a9b7c6" loext:opacity="100%" style:font-name="JetBrains Mono" fo:font-size="10pt" fo:font-style="normal" fo:font-weight="normal" officeooo:rsid="0022e669" officeooo:paragraph-rsid="002369a5" style:font-size-asian="10pt" style:font-style-asian="normal" style:font-weight-asian="normal" style:font-size-complex="12pt" style:font-weight-complex="bold"/>
    </style:style>
    <style:style style:name="P51" style:family="paragraph" style:parent-style-name="Standard">
      <loext:graphic-properties draw:fill="solid" draw:fill-color="#2b2b2b"/>
      <style:paragraph-properties fo:text-align="start" style:justify-single-word="false" fo:background-color="#2b2b2b" fo:padding="0in" fo:border="none" style:shadow="none"/>
      <style:text-properties fo:color="#a9b7c6" loext:opacity="100%" style:font-name="JetBrains Mono" fo:font-size="10pt" fo:font-style="normal" fo:font-weight="normal" officeooo:rsid="002369a5" officeooo:paragraph-rsid="002369a5" style:font-size-asian="10pt" style:font-style-asian="normal" style:font-weight-asian="normal" style:font-size-complex="12pt" style:font-weight-complex="normal"/>
    </style:style>
    <style:style style:name="P52" style:family="paragraph" style:parent-style-name="Standard">
      <style:paragraph-properties fo:text-align="center" style:justify-single-word="false"/>
      <style:text-properties fo:color="#000000" loext:opacity="100%" style:font-name="Liberation Serif" fo:font-size="14pt" fo:font-style="normal" fo:font-weight="bold" officeooo:rsid="00267dd0" officeooo:paragraph-rsid="00267dd0" style:font-size-asian="14pt" style:font-style-asian="normal" style:font-weight-asian="bold" style:font-size-complex="14pt" style:font-weight-complex="bold"/>
    </style:style>
    <style:style style:name="T1" style:family="text">
      <style:text-properties fo:color="#cc7832" loext:opacity="100%"/>
    </style:style>
    <style:style style:name="T2" style:family="text">
      <style:text-properties fo:color="#cc7832" loext:opacity="100%" style:font-name="JetBrains Mono" fo:font-size="10pt" fo:font-style="normal" fo:font-weight="normal" style:font-size-asian="10pt" style:font-style-asian="normal" style:font-weight-asian="normal"/>
    </style:style>
    <style:style style:name="T3" style:family="text">
      <style:text-properties fo:color="#cc7832" loext:opacity="100%" style:font-name="JetBrains Mono" fo:font-size="10pt" fo:font-style="normal" fo:font-weight="normal" officeooo:rsid="0022e669" style:font-size-asian="10pt" style:font-style-asian="normal" style:font-weight-asian="normal" style:font-size-complex="12pt" style:font-weight-complex="bold"/>
    </style:style>
    <style:style style:name="T4" style:family="text">
      <style:text-properties fo:color="#cc7832" loext:opacity="100%" style:font-name="JetBrains Mono" fo:font-size="10pt" fo:font-style="normal" style:font-size-asian="10pt" style:font-style-asian="normal"/>
    </style:style>
    <style:style style:name="T5" style:family="text">
      <style:text-properties fo:color="#a9b7c6" loext:opacity="100%" style:font-name="JetBrains Mono" fo:font-size="10pt" fo:font-style="normal" fo:font-weight="normal" style:font-size-asian="10pt" style:font-style-asian="normal" style:font-weight-asian="normal"/>
    </style:style>
    <style:style style:name="T6" style:family="text">
      <style:text-properties fo:color="#a9b7c6" loext:opacity="100%" style:font-name="JetBrains Mono" fo:font-size="10pt" fo:font-style="normal" style:font-size-asian="10pt" style:font-style-asian="normal"/>
    </style:style>
    <style:style style:name="T7" style:family="text">
      <style:text-properties fo:color="#a9b7c6" loext:opacity="100%" style:font-name="JetBrains Mono" fo:font-size="10pt" fo:font-style="italic" fo:font-weight="normal" style:font-size-asian="10pt" style:font-style-asian="italic" style:font-weight-asian="normal"/>
    </style:style>
    <style:style style:name="T8" style:family="text">
      <style:text-properties fo:color="#a9b7c6" loext:opacity="100%" style:font-name="JetBrains Mono" fo:font-size="10pt" fo:font-style="italic" style:font-size-asian="10pt" style:font-style-asian="italic"/>
    </style:style>
    <style:style style:name="T9" style:family="text">
      <style:text-properties fo:color="#9876aa" loext:opacity="100%"/>
    </style:style>
    <style:style style:name="T10" style:family="text">
      <style:text-properties fo:color="#9876aa" loext:opacity="100%" style:font-name="JetBrains Mono" fo:font-size="10pt" fo:font-style="normal" fo:font-weight="normal" style:font-size-asian="10pt" style:font-style-asian="normal" style:font-weight-asian="normal"/>
    </style:style>
    <style:style style:name="T11" style:family="text">
      <style:text-properties fo:color="#9876aa" loext:opacity="100%" style:font-name="JetBrains Mono" fo:font-size="10pt" fo:font-style="normal" style:font-size-asian="10pt" style:font-style-asian="normal"/>
    </style:style>
    <style:style style:name="T12" style:family="text">
      <style:text-properties fo:color="#9876aa" loext:opacity="100%" style:font-name="JetBrains Mono" fo:font-size="10pt" fo:font-style="italic" fo:font-weight="normal" style:font-size-asian="10pt" style:font-style-asian="italic" style:font-weight-asian="normal"/>
    </style:style>
    <style:style style:name="T13" style:family="text">
      <style:text-properties fo:color="#9876aa" loext:opacity="100%" style:font-name="JetBrains Mono" fo:font-size="10pt" fo:font-style="italic" style:font-size-asian="10pt" style:font-style-asian="italic"/>
    </style:style>
    <style:style style:name="T14" style:family="text">
      <style:text-properties fo:color="#6897bb" loext:opacity="100%"/>
    </style:style>
    <style:style style:name="T15" style:family="text">
      <style:text-properties fo:color="#6897bb" loext:opacity="100%" style:font-name="JetBrains Mono" fo:font-size="10pt" fo:font-style="normal" fo:font-weight="normal" style:font-size-asian="10pt" style:font-style-asian="normal" style:font-weight-asian="normal"/>
    </style:style>
    <style:style style:name="T16" style:family="text">
      <style:text-properties fo:color="#6897bb" loext:opacity="100%" style:font-name="JetBrains Mono" fo:font-size="10pt" fo:font-style="normal" style:font-size-asian="10pt" style:font-style-asian="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style:font-size-asian="12pt" style:font-size-complex="12pt"/>
    </style:style>
    <style:style style:name="T19" style:family="text">
      <style:text-properties fo:font-variant="normal" fo:text-transform="none" fo:letter-spacing="normal" fo:font-style="normal"/>
    </style:style>
    <style:style style:name="T20" style:family="text">
      <style:text-properties fo:font-variant="normal" fo:text-transform="none" fo:letter-spacing="normal" fo:font-style="normal" fo:font-weight="normal" style:font-style-asian="normal" style:font-weight-asian="normal"/>
    </style:style>
    <style:style style:name="T21" style:family="text">
      <style:text-properties fo:font-variant="normal" fo:text-transform="none" fo:letter-spacing="normal" fo:font-style="normal" fo:font-weight="normal" officeooo:rsid="0025a84f" style:font-style-asian="normal" style:font-weight-asian="normal"/>
    </style:style>
    <style:style style:name="T22" style:family="text">
      <style:text-properties fo:font-variant="normal" fo:text-transform="none" fo:letter-spacing="normal" fo:font-style="normal" officeooo:rsid="0025a84f"/>
    </style:style>
    <style:style style:name="T23" style:family="text">
      <style:text-properties fo:font-variant="normal" fo:text-transform="none" fo:color="#000000" loext:opacity="100%" fo:letter-spacing="normal" fo:font-style="normal" fo:background-color="transparent" loext:char-shading-value="0"/>
    </style:style>
    <style:style style:name="T24" style:family="text">
      <style:text-properties fo:font-variant="normal" fo:text-transform="none" fo:color="#000000" loext:opacity="100%" fo:letter-spacing="normal" fo:font-style="normal" officeooo:rsid="00251fb1" fo:background-color="transparent" loext:char-shading-value="0"/>
    </style:style>
    <style:style style:name="T25"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26" style:family="text">
      <style:text-properties fo:font-variant="normal" fo:text-transform="none" fo:color="#000000" loext:opacity="100%" style:font-name="Liberation Serif" fo:font-size="12pt" fo:letter-spacing="normal" fo:font-style="normal" fo:font-weight="normal" officeooo:rsid="0025a84f" style:font-weight-asian="normal" style:font-weight-complex="normal"/>
    </style:style>
    <style:style style:name="T27" style:family="text">
      <style:text-properties fo:font-variant="normal" fo:text-transform="none" fo:color="#000000" loext:opacity="100%" style:font-name="Liberation Serif" fo:font-size="12pt" fo:letter-spacing="normal" fo:font-style="normal" fo:font-weight="normal" officeooo:rsid="00251fb1" style:font-weight-asian="normal" style:font-weight-complex="normal"/>
    </style:style>
    <style:style style:name="T28" style:family="text">
      <style:text-properties fo:font-variant="normal" fo:text-transform="none" fo:color="#000000" loext:opacity="100%" style:font-name="Liberation Serif" fo:letter-spacing="normal" fo:font-style="normal" fo:font-weight="normal" style:font-size-asian="12pt" style:font-style-asian="normal" style:font-weight-asian="normal" style:font-weight-complex="normal"/>
    </style:style>
    <style:style style:name="T29" style:family="text">
      <style:text-properties fo:font-variant="normal" fo:text-transform="none" fo:color="#000000" loext:opacity="100%" style:font-name="Liberation Serif" fo:letter-spacing="normal" fo:font-style="normal" fo:font-weight="normal" officeooo:rsid="00267dd0" style:font-size-asian="12pt" style:font-style-asian="normal" style:font-weight-asian="normal" style:font-weight-complex="normal"/>
    </style:style>
    <style:style style:name="T30" style:family="text">
      <style:text-properties fo:font-variant="normal" fo:text-transform="none" fo:color="#000000" loext:opacity="100%" style:font-name="Liberation Serif" fo:letter-spacing="normal" fo:font-style="normal" fo:font-weight="normal" style:font-style-asian="normal" style:font-weight-asian="normal" style:font-weight-complex="normal"/>
    </style:style>
    <style:style style:name="T31" style:family="text">
      <style:text-properties fo:font-variant="normal" fo:text-transform="none" fo:color="#000000" loext:opacity="100%" style:font-name="Liberation Serif" fo:letter-spacing="normal" fo:font-style="normal" fo:font-weight="normal" officeooo:rsid="00267dd0" style:font-style-asian="normal" style:font-weight-asian="normal" style:font-weight-complex="normal"/>
    </style:style>
    <style:style style:name="T32" style:family="text">
      <style:text-properties fo:font-variant="normal" fo:text-transform="none" fo:color="#000000" loext:opacity="100%" style:font-name="JetBrains Mono" fo:font-size="10pt" fo:letter-spacing="normal" fo:font-style="normal" fo:font-weight="normal" officeooo:rsid="0025a84f" style:font-size-asian="10pt" style:font-style-asian="normal" style:font-weight-asian="normal" style:font-size-complex="12pt" style:font-weight-complex="bold"/>
    </style:style>
    <style:style style:name="T33" style:family="text">
      <style:text-properties fo:font-variant="normal" fo:text-transform="none" fo:color="#000000" loext:opacity="100%" style:font-name="JetBrains Mono" fo:font-size="10pt" fo:letter-spacing="normal" fo:font-style="normal" fo:font-weight="normal" officeooo:rsid="00251fb1" style:font-size-asian="10pt" style:font-style-asian="normal" style:font-weight-asian="normal"/>
    </style:style>
    <style:style style:name="T34" style:family="text">
      <style:text-properties fo:font-variant="normal" fo:text-transform="none" style:font-name="Liberation Serif" fo:letter-spacing="normal" fo:font-style="normal" fo:font-weight="normal" style:font-style-asian="normal" style:font-weight-asian="normal"/>
    </style:style>
    <style:style style:name="T35" style:family="text">
      <style:text-properties fo:font-variant="normal" fo:text-transform="none" fo:color="#ffc66d" loext:opacity="100%" style:font-name="JetBrains Mono" fo:font-size="10pt" fo:letter-spacing="normal" fo:font-style="normal" fo:font-weight="normal" officeooo:rsid="0025a84f" style:font-size-asian="10pt" style:font-style-asian="normal" style:font-weight-asian="normal" style:font-size-complex="12pt" style:font-weight-complex="bold"/>
    </style:style>
    <style:style style:name="T36" style:family="text">
      <style:text-properties fo:font-variant="normal" fo:text-transform="none" style:font-name="JetBrains Mono" fo:font-size="10pt" fo:letter-spacing="normal" fo:font-style="normal" fo:font-weight="normal" officeooo:rsid="0025a84f" style:font-size-asian="10pt" style:font-style-asian="normal" style:font-weight-asian="normal" style:font-weight-complex="bold"/>
    </style:style>
    <style:style style:name="T37" style:family="text">
      <style:text-properties fo:font-variant="normal" fo:text-transform="none" style:font-name="JetBrains Mono" fo:letter-spacing="normal" fo:font-style="normal" fo:font-weight="normal" officeooo:rsid="002ff153" style:font-style-asian="normal" style:font-weight-asian="normal"/>
    </style:style>
    <style:style style:name="T38" style:family="text">
      <style:text-properties fo:font-style="normal" fo:font-weight="normal" officeooo:rsid="0025a84f" style:font-style-asian="normal" style:font-weight-asian="normal" style:font-weight-complex="bold"/>
    </style:style>
    <style:style style:name="T39" style:family="text">
      <style:text-properties fo:font-style="normal" style:font-style-asian="normal"/>
    </style:style>
    <style:style style:name="T40" style:family="text">
      <style:text-properties fo:font-style="normal" officeooo:rsid="00287822" style:font-style-asian="normal"/>
    </style:style>
    <style:style style:name="T41" style:family="text">
      <style:text-properties fo:font-weight="normal" style:font-weight-asian="normal" style:font-weight-complex="normal"/>
    </style:style>
    <style:style style:name="T42" style:family="text">
      <style:text-properties fo:font-weight="bold" style:font-weight-asian="bold" style:font-weight-complex="bold"/>
    </style:style>
    <style:style style:name="T43" style:family="text">
      <style:text-properties fo:font-weight="bold" officeooo:rsid="0022e669" style:font-weight-asian="bold" style:font-weight-complex="bold"/>
    </style:style>
    <style:style style:name="T44" style:family="text">
      <style:text-properties fo:font-weight="bold" officeooo:rsid="002a16b0" style:font-weight-asian="bold" style:font-weight-complex="bold"/>
    </style:style>
    <style:style style:name="T45" style:family="text">
      <style:text-properties officeooo:rsid="0022e669"/>
    </style:style>
    <style:style style:name="T46" style:family="text">
      <style:text-properties fo:color="#ffc66d" loext:opacity="100%"/>
    </style:style>
    <style:style style:name="T47" style:family="text">
      <style:text-properties fo:color="#ffc66d" loext:opacity="100%" style:font-name="JetBrains Mono" fo:font-size="10pt" fo:font-style="normal" fo:font-weight="normal" style:font-size-asian="10pt" style:font-style-asian="normal" style:font-weight-asian="normal"/>
    </style:style>
    <style:style style:name="T48" style:family="text">
      <style:text-properties fo:color="#ffc66d" loext:opacity="100%" style:font-name="JetBrains Mono" fo:font-size="10pt" fo:font-style="normal" style:font-size-asian="10pt" style:font-style-asian="normal"/>
    </style:style>
    <style:style style:name="T49" style:family="text">
      <style:text-properties officeooo:rsid="002369a5"/>
    </style:style>
    <style:style style:name="T50" style:family="text">
      <style:text-properties officeooo:rsid="0025a84f" style:font-size-asian="10.5pt" style:font-size-complex="12pt"/>
    </style:style>
    <style:style style:name="T51" style:family="text">
      <style:text-properties officeooo:rsid="00251fb1"/>
    </style:style>
    <style:style style:name="T52" style:family="text">
      <style:text-properties fo:color="#000000" loext:opacity="100%" fo:background-color="transparent" loext:char-shading-value="0"/>
    </style:style>
    <style:style style:name="T53" style:family="text">
      <style:text-properties fo:color="#000000" loext:opacity="100%" style:font-name="JetBrains Mono" fo:font-size="10pt" fo:font-style="normal" style:font-size-asian="10pt" style:font-style-asian="normal"/>
    </style:style>
    <style:style style:name="T54" style:family="text">
      <style:text-properties fo:color="#000000" loext:opacity="100%" style:font-name="JetBrains Mono" fo:font-size="10pt" fo:font-style="normal" fo:font-weight="normal" style:font-size-asian="10pt" style:font-style-asian="normal" style:font-weight-asian="normal"/>
    </style:style>
    <style:style style:name="T55" style:family="text">
      <style:text-properties fo:color="#000000" loext:opacity="100%" style:font-name="Liberation Serif" fo:font-size="12pt" fo:font-weight="normal" officeooo:rsid="0025a84f" style:font-size-asian="10.5pt" style:font-weight-asian="normal" style:font-size-complex="12pt" style:font-weight-complex="normal"/>
    </style:style>
    <style:style style:name="T56" style:family="text">
      <style:text-properties fo:color="#000000" loext:opacity="100%" style:font-name="Liberation Serif" fo:font-size="12pt" fo:font-weight="normal" officeooo:rsid="00251fb1" style:font-size-asian="10.5pt" style:font-weight-asian="normal" style:font-size-complex="12pt" style:font-weight-complex="normal"/>
    </style:style>
    <style:style style:name="T57" style:family="text">
      <style:text-properties fo:color="#000000" loext:opacity="100%" style:font-name="Liberation Serif" fo:font-size="12pt" fo:font-style="normal" fo:font-weight="normal" officeooo:rsid="0025a84f" style:font-size-asian="12pt" style:font-style-asian="normal" style:font-weight-asian="normal" style:font-size-complex="12pt" style:font-weight-complex="bold"/>
    </style:style>
    <style:style style:name="T58" style:family="text">
      <style:text-properties style:font-name="Liberation Serif" fo:font-style="normal" fo:font-weight="normal" officeooo:rsid="0025a84f" style:font-style-asian="normal" style:font-weight-asian="normal"/>
    </style:style>
    <style:style style:name="T59" style:family="text">
      <style:text-properties style:font-name="JetBrains Mono" fo:font-style="normal" fo:font-weight="normal" style:font-style-asian="normal" style:font-weight-asian="normal"/>
    </style:style>
    <style:style style:name="T60" style:family="text">
      <style:text-properties fo:color="#6a8759" loext:opacity="100%" style:font-name="JetBrains Mono" fo:font-size="10pt" fo:font-style="normal" fo:font-weight="normal" style:font-size-asian="10pt" style:font-style-asian="normal" style:font-weight-asian="normal"/>
    </style:style>
    <style:style style:name="T61" style:family="text">
      <style:text-properties fo:color="#6a8759" loext:opacity="100%" style:font-name="JetBrains Mono" fo:font-size="10pt" fo:font-style="normal" style:font-size-asian="10pt" style:font-style-asian="normal"/>
    </style:style>
    <style:style style:name="T62" style:family="text">
      <style:text-properties fo:color="#808080" loext:opacity="100%" style:font-name="JetBrains Mono" fo:font-size="10pt" fo:font-style="normal" style:font-size-asian="10pt" style:font-style-asian="normal"/>
    </style:style>
    <style:style style:name="T63" style:family="text">
      <style:text-properties officeooo:rsid="0025b63f"/>
    </style:style>
    <style:style style:name="T64" style:family="text">
      <style:text-properties officeooo:rsid="00267dd0"/>
    </style:style>
    <style:style style:name="T65" style:family="text">
      <style:text-properties officeooo:rsid="002ff15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 of Flower</text:p>
      <text:p text:style-name="P1"/>
      <text:p text:style-name="P2">Terms that have specific meanings</text:p>
      <text:p text:style-name="P16"/>
      <text:list xml:id="list1401647911" text:style-name="L1">
        <text:list-item>
          <text:p text:style-name="P43"><text:span text:style-name="T18">Pollination</text:span><text:span text:style-name="T17"> refers to the process inspired by the natural pollination mechanism observed in flowering plants.</text:span></text:p>
        </text:list-item>
        <text:list-item>
          <text:p text:style-name="P44"><text:span text:style-name="T42">Local-Pollination</text:span> represents local search or exploitation of the current solutions.</text:p>
        </text:list-item>
        <text:list-item>
          <text:p text:style-name="P45"><text:span text:style-name="T43">Global</text:span><text:span text:style-name="T42">-Pollination</text:span> represents exploration of new regions in the search space for diverse solutions.</text:p>
        </text:list-item>
        <text:list-item>
          <text:p text:style-name="P45"><text:span text:style-name="T42">Flower</text:span> is a potential solution to the optimization problem. Each flower corresponds to a candidate solution in the search space.</text:p>
        </text:list-item>
        <text:list-item>
          <text:p text:style-name="P45"><text:span text:style-name="T42">Fitness</text:span> of a flower refers to how well the corresponding solution performs.</text:p>
        </text:list-item>
      </text:list>
      <text:p text:style-name="P15"/>
      <text:p text:style-name="P15">1. This class is named Flower, which refers to the Flower Pollination Algorithm. It contains methods and variables for solving the optimization problem.</text:p>
      <text:list xml:id="list2853887470" text:style-name="L2">
        <text:list-item>
          <text:p text:style-name="P46"><text:span text:style-name="T42">population</text:span>: List of <text:span text:style-name="T45">flowers</text:span>.</text:p>
        </text:list-item>
        <text:list-item>
          <text:p text:style-name="P46"><text:span text:style-name="T42">best</text:span><text:span text:style-name="T44">Flower</text:span>: <text:span text:style-name="T45">B</text:span>est <text:span text:style-name="T45">flower</text:span>.</text:p>
        </text:list-item>
        <text:list-item>
          <text:p text:style-name="P46"><text:span text:style-name="T42">fitness</text:span>: <text:span text:style-name="T45">F</text:span>itness values of solutions.</text:p>
        </text:list-item>
        <text:list-item>
          <text:p text:style-name="P46"><text:span text:style-name="T42">new</text:span><text:span text:style-name="T44">Flower;</text:span>: <text:span text:style-name="T45">New Flower</text:span>.</text:p>
        </text:list-item>
        <text:list-item>
          <text:p text:style-name="P46"><text:span text:style-name="T42">Times</text:span><text:span text:style-name="T44">OfVm</text:span>: 2D array to store <text:span text:style-name="T45">Vm</text:span> execution times.</text:p>
        </text:list-item>
        <text:list-item>
          <text:p text:style-name="P46"><text:span text:style-name="T42">av</text:span><text:span text:style-name="T44">erage</text:span>: Average number of cloudlets per <text:span text:style-name="T45">Vm</text:span>.</text:p>
        </text:list-item>
        <text:list-item>
          <text:p text:style-name="P46"><text:span text:style-name="T44">numberOfSolutions</text:span>: Number of solutions.</text:p>
        </text:list-item>
        <text:list-item>
          <text:p text:style-name="P46"><text:span text:style-name="T42">p</text:span><text:span text:style-name="T44">robability</text:span>: Probability parameter for local pollination.</text:p>
        </text:list-item>
        <text:list-item>
          <text:p text:style-name="P46"><text:span text:style-name="T42">ws</text:span>: Weight factors for calculating fitness.</text:p>
        </text:list-item>
        <text:list-item>
          <text:p text:style-name="P46"><text:span text:style-name="T42">cloudletList</text:span>: List of cloudlets.</text:p>
        </text:list-item>
        <text:list-item>
          <text:p text:style-name="P46"><text:span text:style-name="T42">vmsCreatedList</text:span>: List of <text:span text:style-name="T45">Vms</text:span>.</text:p>
        </text:list-item>
      </text:list>
      <text:p text:style-name="P3"><text:span text:style-name="T2">public class </text:span><text:span text:style-name="T5">Flower {</text:span><text:line-break/><text:span text:style-name="T5"> <text:s text:c="3"/></text:span><text:span text:style-name="T2">private final </text:span><text:span text:style-name="T5">List&lt;ArrayList&lt;ArrayList&lt;Integer&gt;&gt;&gt; </text:span><text:span text:style-name="T10">population </text:span><text:span text:style-name="T5">= </text:span><text:span text:style-name="T2">new </text:span><text:span text:style-name="T5">ArrayList&lt;&gt;()</text:span><text:span text:style-name="T2">;</text:span><text:line-break/><text:span text:style-name="T2"> <text:s text:c="3"/>private final </text:span><text:span text:style-name="T5">ArrayList&lt;ArrayList&lt;Integer&gt;&gt; </text:span><text:span text:style-name="T10">bestFlower </text:span><text:span text:style-name="T5">= </text:span><text:span text:style-name="T2">new </text:span><text:span text:style-name="T5">ArrayList&lt;&gt;()</text:span><text:span text:style-name="T2">;</text:span><text:line-break/><text:span text:style-name="T2"> <text:s text:c="3"/>private final double</text:span><text:span text:style-name="T5">[][] </text:span><text:span text:style-name="T10">fitness</text:span><text:span text:style-name="T2">;</text:span><text:line-break/><text:span text:style-name="T2"> <text:s text:c="3"/>private </text:span><text:span text:style-name="T5">ArrayList&lt;ArrayList&lt;Integer&gt;&gt; </text:span><text:span text:style-name="T10">newFLower </text:span><text:span text:style-name="T5">= </text:span><text:span text:style-name="T2">new </text:span><text:span text:style-name="T5">ArrayList&lt;&gt;()</text:span><text:span text:style-name="T2">;</text:span><text:line-break/><text:span text:style-name="T2"> <text:s text:c="3"/>private double</text:span><text:span text:style-name="T5">[][] </text:span><text:span text:style-name="T10">TimesOfVm</text:span><text:span text:style-name="T2">;</text:span><text:line-break/><text:span text:style-name="T2"> <text:s text:c="3"/>private final int </text:span><text:span text:style-name="T10">average</text:span><text:span text:style-name="T2">;</text:span><text:line-break/><text:span text:style-name="T2"> <text:s text:c="3"/>private final int </text:span><text:span text:style-name="T5">numberOfSolutions</text:span><text:span text:style-name="T2">;</text:span><text:line-break/><text:span text:style-name="T2"> <text:s text:c="3"/>private static final double</text:span><text:span text:style-name="T5">[] </text:span><text:span text:style-name="T12">ws </text:span><text:span text:style-name="T5">= </text:span><text:span text:style-name="T2">new double</text:span><text:span text:style-name="T5">[]{ </text:span><text:span text:style-name="T15">0.5</text:span><text:span text:style-name="T2">, </text:span><text:span text:style-name="T15">0.2</text:span><text:span text:style-name="T2">, </text:span><text:span text:style-name="T15">0.3 </text:span><text:span text:style-name="T5">}</text:span><text:span text:style-name="T2">;</text:span><text:line-break/><text:line-break/><text:span text:style-name="T2"> <text:s text:c="3"/>public </text:span><text:span text:style-name="T5">List&lt;? </text:span><text:span text:style-name="T2">extends </text:span><text:span text:style-name="T5">Cloudlet&gt; </text:span><text:span text:style-name="T10">cloudletList</text:span><text:span text:style-name="T2">;</text:span><text:line-break/><text:span text:style-name="T2"> <text:s text:c="3"/>public </text:span><text:span text:style-name="T5">List&lt;? </text:span><text:span text:style-name="T2">extends </text:span><text:span text:style-name="T5">Vm&gt; </text:span><text:span text:style-name="T10">vmsCreatedList</text:span><text:span text:style-name="T2">;</text:span></text:p>
      <text:p text:style-name="P47"/>
      <text:p text:style-name="P29"/>
      <text:p text:style-name="P27">2. This is the constructor method for the Flower class. It initializes the cloudletList and vmsCreatedList variables with the provided parameters and sets up other variables required for the algorithm.</text:p>
      <text:p text:style-name="P28"><text:span text:style-name="T3">public </text:span><text:span text:style-name="T47">Flower</text:span><text:span text:style-name="T5">(List&lt;? </text:span><text:span text:style-name="T2">extends </text:span><text:span text:style-name="T5">Cloudlet&gt; cloudletList</text:span><text:span text:style-name="T2">, </text:span><text:span text:style-name="T5">List&lt;? </text:span><text:span text:style-name="T2">extends </text:span><text:span text:style-name="T5">Vm&gt; vmsCreatedList) {</text:span><text:line-break/><text:span text:style-name="T5"> <text:s text:c="3"/></text:span><text:span text:style-name="T2">this</text:span><text:span text:style-name="T5">.</text:span><text:span text:style-name="T10">cloudletList </text:span><text:span text:style-name="T5">= cloudletList</text:span><text:span text:style-name="T2">;</text:span><text:line-break/><text:span text:style-name="T2"> <text:s text:c="3"/>this</text:span><text:span text:style-name="T5">.</text:span><text:span text:style-name="T10">vmsCreatedList </text:span><text:span text:style-name="T5">= vmsCreatedList</text:span><text:span text:style-name="T2">;</text:span><text:line-break/><text:span text:style-name="T2"> <text:s text:c="3"/>this</text:span><text:span text:style-name="T5">.</text:span><text:span text:style-name="T10">numberOfSolutions </text:span><text:span text:style-name="T5">= cloudletList.size()</text:span><text:span text:style-name="T2">;</text:span><text:line-break/><text:span text:style-name="T2"> <text:s text:c="3"/></text:span><text:span text:style-name="T10">fitness </text:span><text:span text:style-name="T5">= </text:span><text:span text:style-name="T2">new double</text:span><text:span text:style-name="T5">[</text:span><text:span text:style-name="T10">numberOfSolutions</text:span><text:span text:style-name="T5">][</text:span><text:span text:style-name="T15">2</text:span><text:span text:style-name="T5">]</text:span><text:span text:style-name="T2">;</text:span><text:line-break/><text:span text:style-name="T2"> <text:s text:c="3"/>this</text:span><text:span text:style-name="T5">.</text:span><text:span text:style-name="T10">average </text:span><text:span text:style-name="T5">= (cloudletList.size() / vmsCreatedList.size()) + </text:span><text:span text:style-name="T15">1</text:span><text:span text:style-name="T2">;</text:span><text:line-break/><text:span text:style-name="T5">}</text:span></text:p>
      <text:p text:style-name="P49"/>
      <text:p text:style-name="P4"/>
      <text:p text:style-name="P17"><text:soft-page-break/>3. This ‘createPopulation’ method generates the initial population of solutions. It randomly assigns cloudlets to <text:span text:style-name="T51">Vms</text:span>. It prepares variables to execute algorithm.</text:p>
      <text:p text:style-name="P6"/>
      <text:p text:style-name="P5"><text:span text:style-name="T2">protected void </text:span><text:span text:style-name="T47">createPopulation</text:span><text:span text:style-name="T5">() {</text:span><text:line-break/><text:span text:style-name="T5"> <text:s text:c="3"/></text:span><text:span text:style-name="T2">for </text:span><text:span text:style-name="T5">(</text:span><text:span text:style-name="T2">int </text:span><text:span text:style-name="T5">i = </text:span><text:span text:style-name="T15">0</text:span><text:span text:style-name="T2">; </text:span><text:span text:style-name="T5">i &lt; </text:span><text:span text:style-name="T10">numberOfSolutions</text:span><text:span text:style-name="T2">; </text:span><text:span text:style-name="T5">i++) {</text:span><text:line-break/><text:span text:style-name="T5"> <text:s text:c="7"/></text:span><text:span text:style-name="T10">population</text:span><text:span text:style-name="T5">.add(</text:span><text:span text:style-name="T2">new </text:span><text:span text:style-name="T5">ArrayList&lt;&gt;())</text:span><text:span text:style-name="T2">;</text:span><text:line-break/><text:span text:style-name="T2"> <text:s text:c="7"/>for </text:span><text:span text:style-name="T5">(</text:span><text:span text:style-name="T2">int </text:span><text:span text:style-name="T5">j = </text:span><text:span text:style-name="T15">0</text:span><text:span text:style-name="T2">; </text:span><text:span text:style-name="T5">j &lt; </text:span><text:span text:style-name="T10">vmsCreatedList</text:span><text:span text:style-name="T5">.size()</text:span><text:span text:style-name="T2">; </text:span><text:span text:style-name="T5">j++) {</text:span><text:line-break/><text:span text:style-name="T5"> <text:s text:c="11"/></text:span><text:span text:style-name="T10">population</text:span><text:span text:style-name="T5">.get(i).add(</text:span><text:span text:style-name="T2">new </text:span><text:span text:style-name="T5">ArrayList&lt;&gt;())</text:span><text:span text:style-name="T2">;</text:span><text:line-break/><text:span text:style-name="T2"> <text:s text:c="7"/></text:span><text:span text:style-name="T5">}</text:span><text:line-break/><text:span text:style-name="T5"> <text:s text:c="3"/>}</text:span><text:line-break/><text:span text:style-name="T5"> <text:s text:c="3"/></text:span><text:span text:style-name="T2">for </text:span><text:span text:style-name="T5">(</text:span><text:span text:style-name="T2">int </text:span><text:span text:style-name="T5">i = </text:span><text:span text:style-name="T15">0</text:span><text:span text:style-name="T2">; </text:span><text:span text:style-name="T5">i &lt; </text:span><text:span text:style-name="T10">cloudletList</text:span><text:span text:style-name="T5">.size()</text:span><text:span text:style-name="T2">; </text:span><text:span text:style-name="T5">i++) {</text:span><text:line-break/><text:span text:style-name="T5"> <text:s text:c="7"/></text:span><text:span text:style-name="T2">int </text:span><text:span text:style-name="T5">j = (</text:span><text:span text:style-name="T2">int</text:span><text:span text:style-name="T5">) (Math.</text:span><text:span text:style-name="T7">random</text:span><text:span text:style-name="T5">() * (</text:span><text:span text:style-name="T10">vmsCreatedList</text:span><text:span text:style-name="T5">.size()))</text:span><text:span text:style-name="T2">;</text:span><text:line-break/><text:span text:style-name="T2"> <text:s text:c="7"/></text:span><text:span text:style-name="T10">population</text:span><text:span text:style-name="T5">.get(i).get(j).add(</text:span><text:span text:style-name="T10">cloudletList</text:span><text:span text:style-name="T5">.get(i).getCloudletId())</text:span><text:span text:style-name="T2">;</text:span><text:line-break/><text:span text:style-name="T2"> <text:s text:c="3"/></text:span><text:span text:style-name="T5">}</text:span><text:line-break/><text:line-break/><text:span text:style-name="T5"> <text:s text:c="3"/></text:span><text:span text:style-name="T2">for </text:span><text:span text:style-name="T5">(</text:span><text:span text:style-name="T2">int </text:span><text:span text:style-name="T5">i = </text:span><text:span text:style-name="T15">0</text:span><text:span text:style-name="T2">; </text:span><text:span text:style-name="T5">i &lt; </text:span><text:span text:style-name="T10">numberOfSolutions</text:span><text:span text:style-name="T2">; </text:span><text:span text:style-name="T5">i++) {</text:span><text:line-break/><text:span text:style-name="T5"> <text:s text:c="7"/></text:span><text:span text:style-name="T2">int </text:span><text:span text:style-name="T5">otherSol = </text:span><text:span text:style-name="T2">new </text:span><text:span text:style-name="T5">Random().nextInt(</text:span><text:span text:style-name="T10">numberOfSolutions</text:span><text:span text:style-name="T5">)</text:span><text:span text:style-name="T2">;</text:span><text:line-break/><text:span text:style-name="T2"> <text:s text:c="7"/>if </text:span><text:span text:style-name="T5">(otherSol != i) </text:span><text:span text:style-name="T10">newFLower </text:span><text:span text:style-name="T5">= pollination(</text:span><text:span text:style-name="T10">population</text:span><text:span text:style-name="T5">.get(i)</text:span><text:span text:style-name="T2">, </text:span><text:span text:style-name="T10">population</text:span><text:span text:style-name="T5">.get(otherSol))</text:span><text:span text:style-name="T2">;</text:span><text:line-break/><text:span text:style-name="T2"> <text:s text:c="7"/>else </text:span><text:span text:style-name="T5">{</text:span><text:line-break/><text:span text:style-name="T5"> <text:s text:c="11"/>i--</text:span><text:span text:style-name="T2">;</text:span><text:line-break/><text:span text:style-name="T2"> <text:s text:c="11"/>continue;</text:span><text:line-break/><text:span text:style-name="T2"> <text:s text:c="7"/></text:span><text:span text:style-name="T5">}</text:span><text:line-break/><text:span text:style-name="T5"> <text:s text:c="7"/>checkNewFlower()</text:span><text:span text:style-name="T2">;</text:span><text:line-break/><text:span text:style-name="T2"> <text:s text:c="7"/></text:span><text:span text:style-name="T10">population</text:span><text:span text:style-name="T5">.get(i).clear()</text:span><text:span text:style-name="T2">;</text:span><text:line-break/><text:span text:style-name="T2"> <text:s text:c="7"/></text:span><text:span text:style-name="T10">population</text:span><text:span text:style-name="T5">.get(i).addAll(</text:span><text:span text:style-name="T10">newFLower</text:span><text:span text:style-name="T5">)</text:span><text:span text:style-name="T2">;</text:span><text:line-break/><text:span text:style-name="T2"> <text:s text:c="3"/></text:span><text:span text:style-name="T5">}</text:span><text:line-break/><text:span text:style-name="T5">}</text:span></text:p>
      <text:p text:style-name="P49"/>
      <text:p text:style-name="P4"/>
      <text:p text:style-name="P4"/>
      <text:p text:style-name="P19">4. This ‘<text:span text:style-name="T53">getMaxTimeOfExecution</text:span>’ method finds max value of array in simple way using loop.</text:p>
      <text:p text:style-name="P17"/>
      <text:p text:style-name="P18"><text:span text:style-name="T4">protected double </text:span><text:span text:style-name="T48">getMaxTimeOfExecution</text:span><text:span text:style-name="T6">(</text:span><text:span text:style-name="T4">double</text:span><text:span text:style-name="T6">[] arr) {</text:span><text:line-break/><text:span text:style-name="T6"> <text:s text:c="3"/></text:span><text:span text:style-name="T4">double </text:span><text:span text:style-name="T6">max = </text:span><text:span text:style-name="T16">0</text:span><text:span text:style-name="T4">;</text:span><text:line-break/><text:span text:style-name="T4"> <text:s text:c="3"/>for </text:span><text:span text:style-name="T6">(</text:span><text:span text:style-name="T4">double </text:span><text:span text:style-name="T6">v : arr) </text:span><text:span text:style-name="T4">if </text:span><text:span text:style-name="T6">(v &gt; max) max = v</text:span><text:span text:style-name="T4">;</text:span><text:line-break/><text:span text:style-name="T4"> <text:s text:c="3"/>return </text:span><text:span text:style-name="T6">max</text:span><text:span text:style-name="T4">;</text:span><text:line-break/><text:span text:style-name="T6">}</text:span></text:p>
      <text:p text:style-name="P51"/>
      <text:p text:style-name="P17"/>
      <text:p text:style-name="P17">5. This ‘calculateMakespan’ method computes the makespan of a given solution, which represents the total time required to execute all the cloudlets on their respective Vms.</text:p>
      <text:p text:style-name="P20"><text:span text:style-name="T49">Firstly,</text:span> initializes an array vmexectime to store the execution time of each <text:span text:style-name="T49">Vm</text:span>. <text:span text:style-name="T49">Then </text:span>iterates over each <text:span text:style-name="T49">vm</text:span> in vmsCreatedList, calculates its processing power, accumulates the total length of assigned cloudlets, and computes the execution duration based on the machine's MIPS.</text:p>
      <text:p text:style-name="P21">Finally, it returns the maximum execution time among all <text:span text:style-name="T51">Vms</text:span> by calling the maxExecTime method and passing the vmexectime array.</text:p>
      <text:p text:style-name="P7"><text:span text:style-name="T2">public double </text:span><text:span text:style-name="T47">calculateMakespan</text:span><text:span text:style-name="T5">(ArrayList&lt;ArrayList&lt;Integer&gt;&gt; arr) {</text:span><text:line-break/><text:span text:style-name="T5"> <text:s text:c="3"/></text:span><text:span text:style-name="T2">double </text:span><text:span text:style-name="T5">[] vmexectime = </text:span><text:span text:style-name="T2">new double</text:span><text:span text:style-name="T5">[</text:span><text:span text:style-name="T10">vmsCreatedList</text:span><text:span text:style-name="T5">.size()]</text:span><text:span text:style-name="T2">;</text:span><text:line-break/><text:span text:style-name="T2"> <text:s text:c="3"/>for </text:span><text:span text:style-name="T5">(</text:span><text:span text:style-name="T2">int </text:span><text:span text:style-name="T5">i = </text:span><text:span text:style-name="T15">0</text:span><text:span text:style-name="T2">; </text:span><text:span text:style-name="T5">i &lt; </text:span><text:span text:style-name="T10">vmsCreatedList</text:span><text:span text:style-name="T5">.size()</text:span><text:span text:style-name="T2">; </text:span><text:span text:style-name="T5">i++) {</text:span><text:line-break/><text:span text:style-name="T5"> <text:s text:c="7"/>Vm vm = </text:span><text:span text:style-name="T10">vmsCreatedList</text:span><text:span text:style-name="T5">.get(i)</text:span><text:span text:style-name="T2">;</text:span><text:line-break/><text:span text:style-name="T2"> <text:s text:c="7"/>double </text:span><text:span text:style-name="T5">vmmips = vm.getMips()</text:span><text:span text:style-name="T2">;</text:span><text:line-break/><text:span text:style-name="T2"> <text:s text:c="7"/>long </text:span><text:span text:style-name="T5">totalcloudletlength = </text:span><text:span text:style-name="T15">0</text:span><text:span text:style-name="T2">;</text:span><text:line-break/><text:span text:style-name="T2"> <text:s text:c="7"/>for </text:span><text:span text:style-name="T5">(</text:span><text:span text:style-name="T2">int </text:span><text:span text:style-name="T5">j = </text:span><text:span text:style-name="T15">0</text:span><text:span text:style-name="T2">; </text:span><text:span text:style-name="T5">j &lt; arr.get(i).size()</text:span><text:span text:style-name="T2">; </text:span><text:span text:style-name="T5">j++) totalcloudletlength += </text:span><text:span text:style-name="T10">cloudletList</text:span><text:span text:style-name="T5">.get(arr.get(i).get(j)).getCloudletLength()</text:span><text:span text:style-name="T2">;</text:span><text:line-break/><text:span text:style-name="T2"> <text:s text:c="7"/>double </text:span><text:span text:style-name="T5">duration = (</text:span><text:span text:style-name="T2">double</text:span><text:span text:style-name="T5">) totalcloudletlength / vmmips</text:span><text:span text:style-name="T2">;</text:span><text:line-break/><text:span text:style-name="T2"> <text:s text:c="7"/></text:span><text:span text:style-name="T5">vmexectime[i] = duration</text:span><text:span text:style-name="T2">;</text:span><text:line-break/><text:span text:style-name="T2"> <text:s text:c="3"/></text:span><text:span text:style-name="T5">}</text:span><text:line-break/><text:span text:style-name="T5"> <text:s text:c="3"/></text:span><text:span text:style-name="T2">return </text:span><text:span text:style-name="T5">getMaxTimeOfExecution(vmexectime)</text:span><text:span text:style-name="T2">;</text:span><text:line-break/><text:span text:style-name="T5">}</text:span></text:p>
      <text:p text:style-name="P50"><text:soft-page-break/></text:p>
      <text:p text:style-name="P38"><text:span text:style-name="T52">6.</text:span><text:span text:style-name="T23"> This </text:span><text:span text:style-name="T24">method</text:span><text:span text:style-name="T23"> calculates the total execution cost of executing a set of cloudlets on a given </text:span><text:span text:style-name="T24">Vm</text:span><text:span text:style-name="T23">. It iterates through each cloudlet in the provided list, retrieves its execution duration on the </text:span><text:span text:style-name="T24">Vm</text:span><text:span text:style-name="T23">, calculates the cost based on the machine's cost per MIPS, and accumulates the total cost. Finally, it returns the total execution cost.</text:span></text:p>
      <text:p text:style-name="P8"/>
      <text:p text:style-name="P9"><text:span text:style-name="T2">public double </text:span><text:span text:style-name="T47">calculateExecutionCost</text:span><text:span text:style-name="T5">(ArrayList&lt;Integer&gt; cloudletIds</text:span><text:span text:style-name="T2">, </text:span><text:span text:style-name="T5">Vm vm) {</text:span><text:line-break/><text:span text:style-name="T5"> <text:s text:c="3"/></text:span><text:span text:style-name="T2">double </text:span><text:span text:style-name="T5">totalCost = </text:span><text:span text:style-name="T15">0.0</text:span><text:span text:style-name="T2">;</text:span><text:line-break/><text:span text:style-name="T2"> <text:s text:c="3"/>for </text:span><text:span text:style-name="T5">(</text:span><text:span text:style-name="T2">int </text:span><text:span text:style-name="T5">i : cloudletIds) {</text:span><text:line-break/><text:span text:style-name="T5"> <text:s text:c="7"/>Cloudlet cloudlet = </text:span><text:span text:style-name="T10">cloudletList</text:span><text:span text:style-name="T5">.get(i)</text:span><text:span text:style-name="T2">;</text:span><text:line-break/><text:span text:style-name="T2"> <text:s text:c="7"/>if </text:span><text:span text:style-name="T5">(vm != </text:span><text:span text:style-name="T2">null</text:span><text:span text:style-name="T5">) {</text:span><text:line-break/><text:span text:style-name="T5"> <text:s text:c="11"/></text:span><text:span text:style-name="T2">double </text:span><text:span text:style-name="T5">executionDuration = cloudlet.calculateExecutionTime(vm)</text:span><text:span text:style-name="T2">;</text:span><text:line-break/><text:span text:style-name="T2"> <text:s text:c="11"/>double </text:span><text:span text:style-name="T5">cloudletCost = executionDuration * vm.getCostPerMips()</text:span><text:span text:style-name="T2">;</text:span><text:line-break/><text:span text:style-name="T2"> <text:s text:c="11"/></text:span><text:span text:style-name="T5">totalCost += cloudletCost</text:span><text:span text:style-name="T2">;</text:span><text:line-break/><text:span text:style-name="T2"> <text:s text:c="7"/></text:span><text:span text:style-name="T5">}</text:span><text:line-break/><text:span text:style-name="T5"> <text:s text:c="3"/>}</text:span><text:line-break/><text:span text:style-name="T5"> <text:s text:c="3"/></text:span><text:span text:style-name="T2">return </text:span><text:span text:style-name="T5">totalCost</text:span><text:span text:style-name="T2">;</text:span><text:line-break/><text:span text:style-name="T5">}</text:span></text:p>
      <text:p text:style-name="P10"><text:span text:style-name="T41">7.</text:span> <text:span text:style-name="T41">This method calculates the reliability of executing a set of cloudlets on a given Vm. It iterates through each cloudlet in the provided list, computes its contribution to the overall failure rate, and accumulates these contributions. Finally, it returns the exponential of the negative of the accumulated failure rate sum, representing the reliability of the execution.</text:span></text:p>
      <text:p text:style-name="P10"/>
      <text:p text:style-name="P11"><text:span text:style-name="T2">public double </text:span><text:span text:style-name="T47">calculateReliability</text:span><text:span text:style-name="T5">(ArrayList&lt;Integer&gt; cloudletIds</text:span><text:span text:style-name="T2">, </text:span><text:span text:style-name="T5">Vm vm) {</text:span><text:line-break/><text:span text:style-name="T5"> <text:s text:c="3"/></text:span><text:span text:style-name="T2">double </text:span><text:span text:style-name="T5">sum = </text:span><text:span text:style-name="T15">0.0</text:span><text:span text:style-name="T2">;</text:span><text:line-break/><text:span text:style-name="T2"> <text:s text:c="3"/>for </text:span><text:span text:style-name="T5">(</text:span><text:span text:style-name="T2">int </text:span><text:span text:style-name="T5">i : cloudletIds) {</text:span><text:line-break/><text:span text:style-name="T5"> <text:s text:c="7"/>Cloudlet cloudlet = </text:span><text:span text:style-name="T10">cloudletList</text:span><text:span text:style-name="T5">.get(i)</text:span><text:span text:style-name="T2">;</text:span><text:line-break/><text:span text:style-name="T2"> <text:s text:c="7"/></text:span><text:span text:style-name="T5">sum += (cloudlet.getCloudletTotalLength() / vm.getMips()) * calculateFailureRate(cloudletIds</text:span><text:span text:style-name="T2">, </text:span><text:span text:style-name="T5">vm)</text:span><text:span text:style-name="T2">;</text:span><text:line-break/><text:span text:style-name="T2"> <text:s text:c="3"/></text:span><text:span text:style-name="T5">}</text:span><text:line-break/><text:span text:style-name="T5"> <text:s text:c="3"/></text:span><text:span text:style-name="T2">return </text:span><text:span text:style-name="T5">Math.</text:span><text:span text:style-name="T7">exp</text:span><text:span text:style-name="T5">(sum * (-</text:span><text:span text:style-name="T15">1</text:span><text:span text:style-name="T5">))</text:span><text:span text:style-name="T2">;</text:span><text:line-break/><text:span text:style-name="T5">}</text:span></text:p>
      <text:p text:style-name="P10"/>
      <text:p text:style-name="P30"><text:span text:style-name="T56">9. </text:span><text:span text:style-name="T25">This ‘</text:span><text:span text:style-name="T33">getIndexOfBestSolution</text:span><text:span text:style-name="T27">’ method</text:span><text:span text:style-name="T25"> identifies the index of the best solution based on fitness values stored in a 2D array. It iterates through the array of fitness values for each solution, updating the index of the best solution whenever it finds a fitness value lower than the current best fitness. Finally, it returns the index of the best solution.</text:span></text:p>
      <text:p text:style-name="P11"><text:span text:style-name="T2">protected int </text:span><text:span text:style-name="T47">getIndexOfBestSolution</text:span><text:span text:style-name="T5">(</text:span><text:span text:style-name="T2">double</text:span><text:span text:style-name="T5">[][] arr) {</text:span><text:line-break/><text:span text:style-name="T5"> <text:s text:c="3"/></text:span><text:span text:style-name="T2">int </text:span><text:span text:style-name="T5">index = -</text:span><text:span text:style-name="T15">1</text:span><text:span text:style-name="T2">;</text:span><text:line-break/><text:span text:style-name="T2"> <text:s text:c="3"/>double </text:span><text:span text:style-name="T5">bestFitness = Integer.</text:span><text:span text:style-name="T12">MAX_VALUE</text:span><text:span text:style-name="T2">;</text:span><text:line-break/><text:span text:style-name="T2"> <text:s text:c="3"/>for </text:span><text:span text:style-name="T5">(</text:span><text:span text:style-name="T2">int </text:span><text:span text:style-name="T5">i = </text:span><text:span text:style-name="T15">0</text:span><text:span text:style-name="T2">; </text:span><text:span text:style-name="T5">i &lt; </text:span><text:span text:style-name="T10">numberOfSolutions</text:span><text:span text:style-name="T2">; </text:span><text:span text:style-name="T5">i++) {</text:span><text:line-break/><text:span text:style-name="T5"> <text:s text:c="7"/></text:span><text:span text:style-name="T2">if </text:span><text:span text:style-name="T5">(arr[i][</text:span><text:span text:style-name="T15">1</text:span><text:span text:style-name="T5">] &lt; bestFitness) {</text:span><text:line-break/><text:span text:style-name="T5"> <text:s text:c="11"/>bestFitness = arr[i][</text:span><text:span text:style-name="T15">1</text:span><text:span text:style-name="T5">]</text:span><text:span text:style-name="T2">;</text:span><text:line-break/><text:span text:style-name="T2"> <text:s text:c="11"/></text:span><text:span text:style-name="T5">index = i</text:span><text:span text:style-name="T2">;</text:span><text:line-break/><text:span text:style-name="T2"> <text:s text:c="7"/></text:span><text:span text:style-name="T5">}</text:span><text:line-break/><text:span text:style-name="T5"> <text:s text:c="3"/>}</text:span><text:line-break/><text:span text:style-name="T5"> <text:s text:c="3"/></text:span><text:span text:style-name="T2">return </text:span><text:span text:style-name="T5">index</text:span><text:span text:style-name="T2">;</text:span><text:line-break/><text:span text:style-name="T5">}</text:span></text:p>
      <text:p text:style-name="P22">10. This ‘<text:span text:style-name="T53">pollination</text:span>’ performs pollination between two solutions by creating a new solution. It randomly selects a point of crossover and copies cloudlets from the first solution up to that point, and from the second solution beyond that point. Finally, it returns the new solution resulting from pollination.</text:p>
      <text:p text:style-name="P11"><text:span text:style-name="T2">protected </text:span><text:span text:style-name="T5">ArrayList&lt;ArrayList&lt;Integer&gt;&gt; </text:span><text:span text:style-name="T47">pollination</text:span><text:span text:style-name="T5">(ArrayList&lt;ArrayList&lt;Integer&gt;&gt; flower1</text:span><text:span text:style-name="T2">, </text:span><text:span text:style-name="T5">ArrayList&lt;ArrayList&lt;Integer&gt;&gt; flower2) {</text:span><text:line-break/><text:span text:style-name="T5"> <text:s text:c="3"/>ArrayList&lt;ArrayList&lt;Integer&gt;&gt; newFlower = createList(</text:span><text:span text:style-name="T10">vmsCreatedList</text:span><text:span text:style-name="T5">.size())</text:span><text:span text:style-name="T2">;</text:span><text:line-break/><text:span text:style-name="T2"> <text:s text:c="3"/>int </text:span><text:span text:style-name="T5">random = </text:span><text:span text:style-name="T2">new </text:span><text:span text:style-name="T5">Random().nextInt(</text:span><text:span text:style-name="T10">vmsCreatedList</text:span><text:span text:style-name="T5">.size())</text:span><text:span text:style-name="T2">;</text:span><text:line-break/><text:span text:style-name="T2"> <text:s text:c="3"/>for </text:span><text:span text:style-name="T5">(</text:span><text:span text:style-name="T2">int </text:span><text:span text:style-name="T5">i = </text:span><text:span text:style-name="T15">0</text:span><text:span text:style-name="T2">; </text:span><text:span text:style-name="T5">i &lt; </text:span><text:span text:style-name="T10">vmsCreatedList</text:span><text:span text:style-name="T5">.size()</text:span><text:span text:style-name="T2">; </text:span><text:span text:style-name="T5">i++) {</text:span><text:line-break/><text:span text:style-name="T5"> <text:s text:c="7"/></text:span><text:span text:style-name="T2">if </text:span><text:span text:style-name="T5">(i &lt;= random) newFlower.get(i).addAll(flower1.get(i))</text:span><text:span text:style-name="T2">;</text:span><text:line-break/><text:span text:style-name="T2"> <text:s text:c="7"/>else </text:span><text:span text:style-name="T5">newFlower.get(i).addAll(flower2.get(i))</text:span><text:span text:style-name="T2">;</text:span><text:line-break/><text:soft-page-break/><text:span text:style-name="T2"> <text:s text:c="3"/></text:span><text:span text:style-name="T5">}</text:span><text:line-break/><text:span text:style-name="T5"> <text:s text:c="3"/></text:span><text:span text:style-name="T2">return </text:span><text:span text:style-name="T5">newFlower</text:span><text:span text:style-name="T2">;</text:span><text:line-break/><text:span text:style-name="T5">}</text:span></text:p>
      <text:p text:style-name="P10"/>
      <text:p text:style-name="P33"><text:span text:style-name="T50">11. </text:span><text:span text:style-name="T19">This method removes a cloudlet from one of the </text:span><text:span text:style-name="T22">Vms</text:span><text:span text:style-name="T19"> in a solution when that cloudlet is assigned to multiple </text:span><text:span text:style-name="T22">Vms</text:span><text:span text:style-name="T19">. It determines which </text:span><text:span text:style-name="T22">Vm</text:span><text:span text:style-name="T19"> to remove the cloudlet from based on their execution times. If the execution time of the first </text:span><text:span text:style-name="T22">Vm</text:span><text:span text:style-name="T19"> is greater than or equal to that of the second </text:span><text:span text:style-name="T22">Vm</text:span><text:span text:style-name="T19">, it removes the cloudlet from the first virtual machine. Otherwise, it removes it from the second </text:span><text:span text:style-name="T22">Vm</text:span><text:span text:style-name="T19">.</text:span></text:p>
      <text:p text:style-name="P11"><text:span text:style-name="T2">protected void </text:span><text:span text:style-name="T47">deleteMultipleAssignedCloudlet</text:span><text:span text:style-name="T5">(</text:span><text:span text:style-name="T2">int </text:span><text:span text:style-name="T5">index</text:span><text:span text:style-name="T2">, </text:span><text:span text:style-name="T5">List&lt;Integer&gt; list) {</text:span><text:line-break/><text:span text:style-name="T5"> <text:s text:c="3"/>getExecutionTimesOfVm()</text:span><text:span text:style-name="T2">;</text:span><text:line-break/><text:span text:style-name="T2"> <text:s text:c="3"/>if </text:span><text:span text:style-name="T5">((</text:span><text:span text:style-name="T10">TimesOfVm</text:span><text:span text:style-name="T5">[list.get(</text:span><text:span text:style-name="T15">0</text:span><text:span text:style-name="T5">)][</text:span><text:span text:style-name="T15">1</text:span><text:span text:style-name="T5">] &gt;= </text:span><text:span text:style-name="T10">TimesOfVm</text:span><text:span text:style-name="T5">[list.get(</text:span><text:span text:style-name="T15">1</text:span><text:span text:style-name="T5">)][</text:span><text:span text:style-name="T15">1</text:span><text:span text:style-name="T5">])) {</text:span><text:line-break/><text:span text:style-name="T5"> <text:s text:c="7"/></text:span><text:span text:style-name="T2">for </text:span><text:span text:style-name="T5">(</text:span><text:span text:style-name="T2">int </text:span><text:span text:style-name="T5">j = </text:span><text:span text:style-name="T15">0</text:span><text:span text:style-name="T2">; </text:span><text:span text:style-name="T5">j &lt; </text:span><text:span text:style-name="T10">newFLower</text:span><text:span text:style-name="T5">.get(list.get(</text:span><text:span text:style-name="T15">0</text:span><text:span text:style-name="T5">)).size()</text:span><text:span text:style-name="T2">; </text:span><text:span text:style-name="T5">j++) </text:span><text:span text:style-name="T2">if </text:span><text:span text:style-name="T5">(</text:span><text:span text:style-name="T10">newFLower</text:span><text:span text:style-name="T5">.get(list.get(</text:span><text:span text:style-name="T15">0</text:span><text:span text:style-name="T5">)).get(j) == index) </text:span><text:span text:style-name="T10">newFLower</text:span><text:span text:style-name="T5">.get(list.get(</text:span><text:span text:style-name="T15">0</text:span><text:span text:style-name="T5">)).remove(j)</text:span><text:span text:style-name="T2">;</text:span><text:line-break/><text:span text:style-name="T2"> <text:s text:c="3"/></text:span><text:span text:style-name="T5">} </text:span><text:span text:style-name="T2">else if </text:span><text:span text:style-name="T5">((</text:span><text:span text:style-name="T10">TimesOfVm</text:span><text:span text:style-name="T5">[list.get(</text:span><text:span text:style-name="T15">0</text:span><text:span text:style-name="T5">)][</text:span><text:span text:style-name="T15">1</text:span><text:span text:style-name="T5">] &lt;= </text:span><text:span text:style-name="T10">TimesOfVm</text:span><text:span text:style-name="T5">[list.get(</text:span><text:span text:style-name="T15">1</text:span><text:span text:style-name="T5">)][</text:span><text:span text:style-name="T15">1</text:span><text:span text:style-name="T5">])) {</text:span><text:line-break/><text:span text:style-name="T5"> <text:s text:c="7"/></text:span><text:span text:style-name="T2">for </text:span><text:span text:style-name="T5">(</text:span><text:span text:style-name="T2">int </text:span><text:span text:style-name="T5">j = </text:span><text:span text:style-name="T15">0</text:span><text:span text:style-name="T2">; </text:span><text:span text:style-name="T5">j &lt; </text:span><text:span text:style-name="T10">newFLower</text:span><text:span text:style-name="T5">.get(list.get(</text:span><text:span text:style-name="T15">1</text:span><text:span text:style-name="T5">)).size()</text:span><text:span text:style-name="T2">; </text:span><text:span text:style-name="T5">j++) </text:span><text:span text:style-name="T2">if </text:span><text:span text:style-name="T5">(</text:span><text:span text:style-name="T10">newFLower</text:span><text:span text:style-name="T5">.get(list.get(</text:span><text:span text:style-name="T15">1</text:span><text:span text:style-name="T5">)).get(j) == index) </text:span><text:span text:style-name="T10">newFLower</text:span><text:span text:style-name="T5">.get(list.get(</text:span><text:span text:style-name="T15">1</text:span><text:span text:style-name="T5">)).remove(j)</text:span><text:span text:style-name="T2">;</text:span><text:line-break/><text:span text:style-name="T2"> <text:s text:c="3"/></text:span><text:span text:style-name="T5">}</text:span><text:line-break/><text:span text:style-name="T5">}</text:span></text:p>
      <text:p text:style-name="P31"><text:span text:style-name="T55">12. <text:s/></text:span><text:span text:style-name="T25">This ‘</text:span><text:span text:style-name="T32">getExecutionTimesOfVm</text:span><text:span text:style-name="T25">’</text:span><text:span text:style-name="T35"> </text:span><text:span text:style-name="T25">method calculates the execution times of each </text:span><text:span text:style-name="T26">Vm</text:span><text:span text:style-name="T25"> in the solution. It iterates through the list of </text:span><text:span text:style-name="T26">Vm</text:span><text:span text:style-name="T25">s and for each one, it sums up the lengths of all cloudlets assigned to it. Then, it calculates the duration required to execute these cloudlets on the </text:span><text:span text:style-name="T26">Vm</text:span><text:span text:style-name="T25"> based on its MIPS. Finally, it stores the </text:span><text:span text:style-name="T26">Vm</text:span><text:span text:style-name="T25"> index and its corresponding execution time in th</text:span><text:span text:style-name="T26">e vmTimes</text:span><text:span text:style-name="T25">.</text:span></text:p>
      <text:p text:style-name="P39"/>
      <text:p text:style-name="P40"><text:span text:style-name="T1">protected void </text:span><text:span text:style-name="T46">getExecutionTimesOfVm</text:span>() {<text:line-break/> <text:s text:c="3"/><text:span text:style-name="T1">long </text:span>totalLengthOfCloudlets<text:span text:style-name="T1">;</text:span><text:line-break/><text:span text:style-name="T1"> <text:s text:c="3"/>for </text:span>(<text:span text:style-name="T1">int </text:span>i = <text:span text:style-name="T14">0</text:span><text:span text:style-name="T1">; </text:span>i &lt; <text:span text:style-name="T9">vmsCreatedList</text:span>.size()<text:span text:style-name="T1">; </text:span>i++) {<text:line-break/> <text:s text:c="7"/>Vm vm = <text:span text:style-name="T9">vmsCreatedList</text:span>.get(i)<text:span text:style-name="T1">;</text:span><text:line-break/><text:span text:style-name="T1"> <text:s text:c="7"/>double </text:span>vmMips = vm.getMips()<text:span text:style-name="T1">;</text:span><text:line-break/><text:span text:style-name="T1"> <text:s text:c="7"/></text:span>totalLengthOfCloudlets = <text:span text:style-name="T14">0</text:span><text:span text:style-name="T1">;</text:span><text:line-break/><text:span text:style-name="T1"> <text:s text:c="7"/>for </text:span>(<text:span text:style-name="T1">int </text:span>j = <text:span text:style-name="T14">0</text:span><text:span text:style-name="T1">; </text:span>j &lt; <text:span text:style-name="T9">newFLower</text:span>.get(i).size()<text:span text:style-name="T1">; </text:span>j++) {<text:line-break/> <text:s text:c="11"/>totalLengthOfCloudlets += <text:span text:style-name="T9">cloudletList</text:span>.get(<text:span text:style-name="T9">newFLower</text:span>.get(i).get(j)).getCloudletLength()<text:span text:style-name="T1">;</text:span><text:line-break/><text:span text:style-name="T1"> <text:s text:c="7"/></text:span>}<text:line-break/> <text:s text:c="7"/><text:span text:style-name="T1">double </text:span>duration = (<text:span text:style-name="T1">double</text:span>) totalLengthOfCloudlets / vmMips<text:span text:style-name="T1">;</text:span><text:line-break/><text:span text:style-name="T1"> <text:s text:c="7"/></text:span><text:span text:style-name="T9">TimesOfVm</text:span>[i][<text:span text:style-name="T14">0</text:span>] = i<text:span text:style-name="T1">;</text:span><text:line-break/><text:span text:style-name="T1"> <text:s text:c="7"/></text:span><text:span text:style-name="T9">TimesOfVm</text:span>[i][<text:span text:style-name="T14">1</text:span>] = duration<text:span text:style-name="T1">;</text:span><text:line-break/><text:span text:style-name="T1"> <text:s text:c="3"/></text:span>}<text:line-break/>}</text:p>
      <text:p text:style-name="P31"><text:span text:style-name="T57">13. This ‘</text:span><text:span text:style-name="T54">vmSortByTime</text:span><text:span text:style-name="T57">’ method sorts an array based on the values in ascending order. It uses a simple bubble sort algorithm to iterate through the array and compare adjacent elements.</text:span></text:p>
      <text:p text:style-name="P35"/>
      <text:p text:style-name="P40"><text:span text:style-name="T1">protected void </text:span><text:span text:style-name="T46">vmSortByTime</text:span>(<text:span text:style-name="T1">double</text:span>[][] arr) {<text:line-break/> <text:s text:c="3"/><text:span text:style-name="T1">for </text:span>(<text:span text:style-name="T1">int </text:span>i = <text:span text:style-name="T14">0</text:span><text:span text:style-name="T1">; </text:span>i &lt; arr.<text:span text:style-name="T9">length </text:span>- <text:span text:style-name="T14">1</text:span><text:span text:style-name="T1">; </text:span>i++) {<text:line-break/> <text:s text:c="7"/><text:span text:style-name="T1">for </text:span>(<text:span text:style-name="T1">int </text:span>j = <text:span text:style-name="T14">0</text:span><text:span text:style-name="T1">; </text:span>j &lt; arr.<text:span text:style-name="T9">length </text:span>- i - <text:span text:style-name="T14">1</text:span><text:span text:style-name="T1">; </text:span>j++) {<text:line-break/> <text:s text:c="11"/><text:span text:style-name="T1">if </text:span>(arr[j][<text:span text:style-name="T14">1</text:span>] &gt; arr[j + <text:span text:style-name="T14">1</text:span>][<text:span text:style-name="T14">1</text:span>]) {<text:line-break/> <text:s text:c="15"/><text:span text:style-name="T1">double </text:span>temp = arr[j][<text:span text:style-name="T14">1</text:span>]<text:span text:style-name="T1">;</text:span><text:line-break/><text:span text:style-name="T1"> <text:s text:c="15"/></text:span>arr[j][<text:span text:style-name="T14">1</text:span>] = arr[j + <text:span text:style-name="T14">1</text:span>][<text:span text:style-name="T14">1</text:span>]<text:span text:style-name="T1">;</text:span><text:line-break/><text:span text:style-name="T1"> <text:s text:c="15"/></text:span>arr[j + <text:span text:style-name="T14">1</text:span>][<text:span text:style-name="T14">1</text:span>] = temp<text:span text:style-name="T1">;</text:span><text:line-break/><text:line-break/><text:span text:style-name="T1"> <text:s text:c="15"/>double </text:span>temp1 = arr[j][<text:span text:style-name="T14">0</text:span>]<text:span text:style-name="T1">;</text:span><text:line-break/><text:span text:style-name="T1"> <text:s text:c="15"/></text:span>arr[j][<text:span text:style-name="T14">0</text:span>] = arr[j + <text:span text:style-name="T14">1</text:span>][<text:span text:style-name="T14">0</text:span>]<text:span text:style-name="T1">;</text:span><text:line-break/><text:span text:style-name="T1"> <text:s text:c="15"/></text:span>arr[j + <text:span text:style-name="T14">1</text:span>][<text:span text:style-name="T14">0</text:span>] = temp1<text:span text:style-name="T1">;</text:span><text:line-break/><text:span text:style-name="T1"> <text:s text:c="11"/></text:span>}<text:line-break/> <text:s text:c="7"/>}<text:line-break/> <text:s text:c="3"/>}<text:line-break/>}</text:p>
      <text:p text:style-name="P40"/>
      <text:p text:style-name="P34"><text:soft-page-break/><text:span text:style-name="T38">14. </text:span><text:span text:style-name="T20">This ‘</text:span><text:span text:style-name="T36">assignUnassignedCloudlet</text:span><text:span text:style-name="T20">’ method assigns an unassigned cloudlet to a </text:span><text:span text:style-name="T21">Vm</text:span><text:span text:style-name="T20"> in the solution. It first calculates the execution times of each </text:span><text:span text:style-name="T21">Vm</text:span><text:span text:style-name="T20"> and sorts them. Then, it iterates through the sorted list of </text:span><text:span text:style-name="T21">Vms</text:span><text:span text:style-name="T20">. If the number of cloudlets assigned to the current </text:span><text:span text:style-name="T21">Vm</text:span><text:span text:style-name="T20"> is less than the average, it assigns the unassigned cloudlet to that </text:span><text:span text:style-name="T21">Vm</text:span><text:span text:style-name="T20"> and stops the loop.</text:span></text:p>
      <text:p text:style-name="P39"/>
      <text:p text:style-name="P12"><text:span text:style-name="T2">protected void </text:span><text:span text:style-name="T47">assignUnassignedCloudlet</text:span><text:span text:style-name="T5">(</text:span><text:span text:style-name="T2">int </text:span><text:span text:style-name="T5">index) {</text:span><text:line-break/><text:span text:style-name="T5"> <text:s text:c="3"/>getExecutionTimesOfVm()</text:span><text:span text:style-name="T2">;</text:span><text:line-break/><text:span text:style-name="T2"> <text:s text:c="3"/></text:span><text:span text:style-name="T5">vmSortByTime(</text:span><text:span text:style-name="T10">TimesOfVm</text:span><text:span text:style-name="T5">)</text:span><text:span text:style-name="T2">;</text:span><text:line-break/><text:span text:style-name="T2"> <text:s text:c="3"/>for </text:span><text:span text:style-name="T5">(</text:span><text:span text:style-name="T2">int </text:span><text:span text:style-name="T5">i = </text:span><text:span text:style-name="T15">0</text:span><text:span text:style-name="T2">; </text:span><text:span text:style-name="T5">i &lt; </text:span><text:span text:style-name="T10">vmsCreatedList</text:span><text:span text:style-name="T5">.size()</text:span><text:span text:style-name="T2">; </text:span><text:span text:style-name="T5">i++) {</text:span><text:line-break/><text:span text:style-name="T5"> <text:s text:c="7"/></text:span><text:span text:style-name="T2">if </text:span><text:span text:style-name="T5">(</text:span><text:span text:style-name="T10">newFLower</text:span><text:span text:style-name="T5">.get((</text:span><text:span text:style-name="T2">int</text:span><text:span text:style-name="T5">) </text:span><text:span text:style-name="T10">TimesOfVm</text:span><text:span text:style-name="T5">[i][</text:span><text:span text:style-name="T15">0</text:span><text:span text:style-name="T5">]).size() &lt; </text:span><text:span text:style-name="T10">average</text:span><text:span text:style-name="T5">) {</text:span><text:line-break/><text:span text:style-name="T5"> <text:s text:c="11"/></text:span><text:span text:style-name="T10">newFLower</text:span><text:span text:style-name="T5">.get((</text:span><text:span text:style-name="T2">int</text:span><text:span text:style-name="T5">) </text:span><text:span text:style-name="T10">TimesOfVm</text:span><text:span text:style-name="T5">[i][</text:span><text:span text:style-name="T15">0</text:span><text:span text:style-name="T5">]).add(index)</text:span><text:span text:style-name="T2">;</text:span><text:line-break/><text:span text:style-name="T2"> <text:s text:c="11"/>break;</text:span><text:line-break/><text:span text:style-name="T2"> <text:s text:c="7"/></text:span><text:span text:style-name="T5">}</text:span><text:line-break/><text:span text:style-name="T5"> <text:s text:c="3"/>}</text:span><text:line-break/><text:span text:style-name="T5">}</text:span></text:p>
      <text:p text:style-name="P39"/>
      <text:p text:style-name="P39"/>
      <text:p text:style-name="P39"/>
      <text:p text:style-name="P37"><text:span text:style-name="T59">15.</text:span><text:span text:style-name="T58"> </text:span><text:span text:style-name="T34">This ‘</text:span><text:span text:style-name="T37">start</text:span><text:span text:style-name="T34">’ method is a main method of this class.</text:span></text:p>
      <text:p text:style-name="P41">It starts with initializion of variables for new solution fitness (new<text:span text:style-name="T65">Flower</text:span>Fitness) and current fitness (fit). </text:p>
      <text:p text:style-name="P41">Create an empty list to store cloudlet assignments (<text:span text:style-name="T65">answer</text:span>).</text:p>
      <text:p text:style-name="P41">Generate an initial population of solutions using the createPopulation() method.</text:p>
      <text:p text:style-name="P12"><text:span text:style-name="T2">public </text:span><text:span text:style-name="T5">List&lt;ArrayList&lt;Integer&gt;&gt; </text:span><text:span text:style-name="T47">start</text:span><text:span text:style-name="T5">() {</text:span><text:line-break/><text:span text:style-name="T5"> <text:s text:c="3"/></text:span><text:span text:style-name="T2">int </text:span><text:span text:style-name="T5">generationNumber = </text:span><text:span text:style-name="T15">100</text:span><text:span text:style-name="T2">;</text:span><text:line-break/><text:span text:style-name="T2"> <text:s text:c="3"/>double </text:span><text:span text:style-name="T5">fit</text:span><text:span text:style-name="T2">;</text:span><text:line-break/><text:span text:style-name="T2"> <text:s text:c="3"/>double </text:span><text:span text:style-name="T5">newFlowerFitness</text:span><text:span text:style-name="T2">;</text:span><text:line-break/><text:line-break/><text:span text:style-name="T2"> <text:s text:c="3"/></text:span><text:span text:style-name="T5">List&lt;ArrayList&lt;Integer&gt;&gt; answer = </text:span><text:span text:style-name="T2">new </text:span><text:span text:style-name="T5">ArrayList&lt;&gt;()</text:span><text:span text:style-name="T2">;</text:span><text:line-break/><text:span text:style-name="T2"> <text:s text:c="3"/></text:span><text:span text:style-name="T5">createPopulation()</text:span><text:span text:style-name="T2">;</text:span></text:p>
      <text:p text:style-name="P48"/>
      <text:p text:style-name="P39"/>
      <text:p text:style-name="P23"><text:span text:style-name="T63">1. </text:span>Calculate the fitness value for each solution in the population.</text:p>
      <text:p text:style-name="P23"><text:span text:style-name="T63">2. </text:span>Store the fitness values in the fitness array.</text:p>
      <text:p text:style-name="P23"/>
      <text:p text:style-name="P24"><text:span text:style-name="T4">for </text:span><text:span text:style-name="T6">(</text:span><text:span text:style-name="T4">int </text:span><text:span text:style-name="T6">i = </text:span><text:span text:style-name="T16">0</text:span><text:span text:style-name="T4">; </text:span><text:span text:style-name="T6">i &lt; </text:span><text:span text:style-name="T11">numberOfSolutions</text:span><text:span text:style-name="T4">; </text:span><text:span text:style-name="T6">i++) {</text:span><text:line-break/><text:span text:style-name="T6"> <text:s text:c="3"/></text:span><text:span text:style-name="T11">fitness</text:span><text:span text:style-name="T6">[i][</text:span><text:span text:style-name="T16">0</text:span><text:span text:style-name="T6">] = i</text:span><text:span text:style-name="T4">;</text:span><text:line-break/><text:span text:style-name="T4"> <text:s text:c="3"/></text:span><text:span text:style-name="T11">fitness</text:span><text:span text:style-name="T6">[i][</text:span><text:span text:style-name="T16">1</text:span><text:span text:style-name="T6">] = getFitness(</text:span><text:span text:style-name="T11">population</text:span><text:span text:style-name="T6">.get(i))</text:span><text:span text:style-name="T4">;</text:span><text:line-break/><text:span text:style-name="T6">}</text:span></text:p>
      <text:p text:style-name="P23"/>
      <text:p text:style-name="P23"><text:span text:style-name="T63">1. </text:span>Identify the index of the best solution in the population based on fitness.</text:p>
      <text:p text:style-name="P23"><text:span text:style-name="T63">2. </text:span>Add the best solution to the bestSolution list.</text:p>
      <text:p text:style-name="P23"/>
      <text:p text:style-name="P24"><text:span text:style-name="T4">int </text:span><text:span text:style-name="T6">indexOfBestFlower = getIndexOfBestSolution(</text:span><text:span text:style-name="T11">fitness</text:span><text:span text:style-name="T6">)</text:span><text:span text:style-name="T4">;</text:span><text:line-break/><text:span text:style-name="T11">bestFlower</text:span><text:span text:style-name="T6">.addAll(</text:span><text:span text:style-name="T11">population</text:span><text:span text:style-name="T6">.get(indexOfBestFlower))</text:span><text:span text:style-name="T4">;</text:span></text:p>
      <text:p text:style-name="P23"/>
      <text:p text:style-name="P23"><text:span text:style-name="T64">1. </text:span>Iterate for a maximum number of generations (maxGenerated).</text:p>
      <text:p text:style-name="P23"><text:span text:style-name="T64">2. </text:span>For each generation:</text:p>
      <text:p text:style-name="P23"><text:s text:c="4"/><text:span text:style-name="T64">1. </text:span>Iterate through each solution in the population.</text:p>
      <text:p text:style-name="P23"><text:s text:c="4"/><text:span text:style-name="T64">2. </text:span>Perform either local or global pollination based on a random probability (p).</text:p>
      <text:p text:style-name="P23"><text:span text:style-name="T64"><text:s text:c="4"/>3. </text:span>Evaluate the fitness of the new solution.</text:p>
      <text:p text:style-name="P23"><text:s text:c="4"/><text:span text:style-name="T64">4. </text:span>Update the population if the new solution has better fitness.</text:p>
      <text:p text:style-name="P23"><text:span text:style-name="T64"><text:s text:c="4"/>5. </text:span>Update the best solution if the new solution has better fitness.</text:p>
      <text:p text:style-name="P32"/>
      <text:p text:style-name="P23"/>
      <text:p text:style-name="P24"><text:span text:style-name="T4">for </text:span><text:span text:style-name="T6">(</text:span><text:span text:style-name="T4">int </text:span><text:span text:style-name="T6">i = </text:span><text:span text:style-name="T16">0</text:span><text:span text:style-name="T4">; </text:span><text:span text:style-name="T6">i &lt; generationNumber</text:span><text:span text:style-name="T4">; </text:span><text:span text:style-name="T6">i++) {</text:span><text:line-break/><text:span text:style-name="T6"> <text:s text:c="3"/></text:span><text:span text:style-name="T4">for </text:span><text:span text:style-name="T6">(</text:span><text:span text:style-name="T4">int </text:span><text:span text:style-name="T6">j = </text:span><text:span text:style-name="T16">0</text:span><text:span text:style-name="T4">; </text:span><text:span text:style-name="T6">j &lt; </text:span><text:span text:style-name="T11">numberOfSolutions</text:span><text:span text:style-name="T4">; </text:span><text:span text:style-name="T6">j++) {</text:span><text:line-break/><text:soft-page-break/><text:span text:style-name="T6"> <text:s text:c="7"/></text:span><text:span text:style-name="T4">double </text:span><text:span text:style-name="T6">probability = </text:span><text:span text:style-name="T16">0.8</text:span><text:span text:style-name="T4">;</text:span><text:line-break/><text:span text:style-name="T4"> <text:s text:c="7"/>if </text:span><text:span text:style-name="T6">(Math.</text:span><text:span text:style-name="T8">random</text:span><text:span text:style-name="T6">() &lt;= probability) {</text:span><text:line-break/><text:span text:style-name="T6"> <text:s text:c="11"/></text:span><text:span text:style-name="T62">// Local pollination</text:span><text:line-break/><text:span text:style-name="T62"> <text:s text:c="11"/></text:span><text:span text:style-name="T4">int </text:span><text:span text:style-name="T6">other = j + </text:span><text:span text:style-name="T16">1</text:span><text:span text:style-name="T4">;</text:span><text:line-break/><text:span text:style-name="T4"> <text:s text:c="11"/>if </text:span><text:span text:style-name="T6">(other == </text:span><text:span text:style-name="T11">numberOfSolutions</text:span><text:span text:style-name="T6">) other = </text:span><text:span text:style-name="T16">0</text:span><text:span text:style-name="T4">;</text:span><text:line-break/><text:span text:style-name="T4"> <text:s text:c="11"/></text:span><text:span text:style-name="T11">newFLower </text:span><text:span text:style-name="T6">= pollination(</text:span><text:span text:style-name="T11">population</text:span><text:span text:style-name="T6">.get(j)</text:span><text:span text:style-name="T4">, </text:span><text:span text:style-name="T11">population</text:span><text:span text:style-name="T6">.get(other))</text:span><text:span text:style-name="T4">;</text:span><text:line-break/><text:span text:style-name="T4"> <text:s text:c="7"/></text:span><text:span text:style-name="T6">} </text:span><text:span text:style-name="T4">else </text:span><text:span text:style-name="T6">{</text:span><text:line-break/><text:span text:style-name="T6"> <text:s text:c="11"/></text:span><text:span text:style-name="T62">// Global pollination</text:span><text:line-break/><text:span text:style-name="T62"> <text:s text:c="11"/></text:span><text:span text:style-name="T11">newFLower </text:span><text:span text:style-name="T6">= pollination(</text:span><text:span text:style-name="T11">population</text:span><text:span text:style-name="T6">.get(j)</text:span><text:span text:style-name="T4">, </text:span><text:span text:style-name="T11">bestFlower</text:span><text:span text:style-name="T6">)</text:span><text:span text:style-name="T4">;</text:span><text:line-break/><text:span text:style-name="T4"> <text:s text:c="7"/></text:span><text:span text:style-name="T6">}</text:span><text:line-break/><text:span text:style-name="T6"> <text:s text:c="7"/>checkNewFlower()</text:span><text:span text:style-name="T4">;</text:span><text:line-break/><text:span text:style-name="T4"> <text:s text:c="7"/></text:span><text:span text:style-name="T6">newFlowerFitness = getFitness(</text:span><text:span text:style-name="T11">newFLower</text:span><text:span text:style-name="T6">)</text:span><text:span text:style-name="T4">;</text:span><text:line-break/><text:line-break/><text:span text:style-name="T4"> <text:s text:c="7"/>if </text:span><text:span text:style-name="T6">(newFlowerFitness &lt; </text:span><text:span text:style-name="T11">fitness</text:span><text:span text:style-name="T6">[j][</text:span><text:span text:style-name="T16">1</text:span><text:span text:style-name="T6">]) {</text:span><text:line-break/><text:span text:style-name="T6"> <text:s text:c="11"/></text:span><text:span text:style-name="T11">population</text:span><text:span text:style-name="T6">.get(j).clear()</text:span><text:span text:style-name="T4">;</text:span><text:line-break/><text:span text:style-name="T4"> <text:s text:c="11"/></text:span><text:span text:style-name="T11">population</text:span><text:span text:style-name="T6">.get(j).addAll(</text:span><text:span text:style-name="T11">newFLower</text:span><text:span text:style-name="T6">)</text:span><text:span text:style-name="T4">;</text:span><text:line-break/><text:span text:style-name="T4"> <text:s text:c="11"/></text:span><text:span text:style-name="T11">fitness</text:span><text:span text:style-name="T6">[j][</text:span><text:span text:style-name="T16">1</text:span><text:span text:style-name="T6">] = newFlowerFitness</text:span><text:span text:style-name="T4">;</text:span><text:line-break/><text:span text:style-name="T4"> <text:s text:c="7"/></text:span><text:span text:style-name="T6">}</text:span><text:line-break/><text:span text:style-name="T6"> <text:s text:c="7"/>fit = getFitness(</text:span><text:span text:style-name="T11">bestFlower</text:span><text:span text:style-name="T6">)</text:span><text:span text:style-name="T4">;</text:span><text:line-break/><text:span text:style-name="T4"> <text:s text:c="7"/>if </text:span><text:span text:style-name="T6">(newFlowerFitness &lt; fit) {</text:span><text:line-break/><text:span text:style-name="T6"> <text:s text:c="11"/></text:span><text:span text:style-name="T11">bestFlower</text:span><text:span text:style-name="T6">.clear()</text:span><text:span text:style-name="T4">;</text:span><text:line-break/><text:span text:style-name="T4"> <text:s text:c="11"/></text:span><text:span text:style-name="T11">bestFlower</text:span><text:span text:style-name="T6">.addAll(</text:span><text:span text:style-name="T11">newFLower</text:span><text:span text:style-name="T6">)</text:span><text:span text:style-name="T4">;</text:span><text:line-break/><text:span text:style-name="T4"> <text:s text:c="7"/></text:span><text:span text:style-name="T6">}</text:span><text:line-break/><text:span text:style-name="T6"> <text:s text:c="3"/>}</text:span><text:line-break/><text:span text:style-name="T6">}</text:span></text:p>
      <text:p text:style-name="P23"/>
      <text:p text:style-name="P23"><text:span text:style-name="T65">1</text:span><text:span text:style-name="T64">. </text:span>Create a list to represent cloudlet assignments.</text:p>
      <text:p text:style-name="P23"><text:span text:style-name="T65">2</text:span><text:span text:style-name="T64">. </text:span>Populate the list with cloudlet assignments based on the best solution.</text:p>
      <text:p text:style-name="P23"><text:span text:style-name="T65">3</text:span><text:span text:style-name="T64">. </text:span>Print the final cloudlet allocations.</text:p>
      <text:p text:style-name="P23"/>
      <text:p text:style-name="P24"><text:span text:style-name="T4">for </text:span><text:span text:style-name="T6">(</text:span><text:span text:style-name="T4">int </text:span><text:span text:style-name="T6">i = </text:span><text:span text:style-name="T16">0</text:span><text:span text:style-name="T4">; </text:span><text:span text:style-name="T6">i &lt; </text:span><text:span text:style-name="T11">cloudletList</text:span><text:span text:style-name="T6">.size()</text:span><text:span text:style-name="T4">; </text:span><text:span text:style-name="T6">i++) answer.add(</text:span><text:span text:style-name="T4">new </text:span><text:span text:style-name="T6">ArrayList&lt;&gt;())</text:span><text:span text:style-name="T4">;</text:span><text:line-break/><text:line-break/><text:span text:style-name="T4">for </text:span><text:span text:style-name="T6">(</text:span><text:span text:style-name="T4">int </text:span><text:span text:style-name="T6">i = </text:span><text:span text:style-name="T16">0</text:span><text:span text:style-name="T4">; </text:span><text:span text:style-name="T6">i &lt; </text:span><text:span text:style-name="T11">vmsCreatedList</text:span><text:span text:style-name="T6">.size()</text:span><text:span text:style-name="T4">; </text:span><text:span text:style-name="T6">i++) {</text:span><text:line-break/><text:span text:style-name="T6"> <text:s text:c="3"/></text:span><text:span text:style-name="T4">for </text:span><text:span text:style-name="T6">(</text:span><text:span text:style-name="T4">int </text:span><text:span text:style-name="T6">j = </text:span><text:span text:style-name="T16">0</text:span><text:span text:style-name="T4">; </text:span><text:span text:style-name="T6">j &lt; </text:span><text:span text:style-name="T11">bestFlower</text:span><text:span text:style-name="T6">.get(i).size()</text:span><text:span text:style-name="T4">; </text:span><text:span text:style-name="T6">j++) {</text:span><text:line-break/><text:span text:style-name="T6"> <text:s text:c="7"/>answer.get(</text:span><text:span text:style-name="T11">bestFlower</text:span><text:span text:style-name="T6">.get(i).get(j)).add(i)</text:span><text:span text:style-name="T4">;</text:span><text:line-break/><text:span text:style-name="T4"> <text:s text:c="3"/></text:span><text:span text:style-name="T6">}</text:span><text:line-break/><text:span text:style-name="T6">}</text:span><text:line-break/><text:span text:style-name="T6">System.</text:span><text:span text:style-name="T13">out</text:span><text:span text:style-name="T6">.println(</text:span><text:span text:style-name="T61">"</text:span><text:span text:style-name="T4">\n</text:span><text:span text:style-name="T61">FINAL ALLOCATIONS-"</text:span><text:span text:style-name="T6">)</text:span><text:span text:style-name="T4">;</text:span><text:line-break/><text:span text:style-name="T6">System.</text:span><text:span text:style-name="T13">out</text:span><text:span text:style-name="T6">.println(answer)</text:span><text:span text:style-name="T4">;</text:span></text:p>
      <text:p text:style-name="P23"/>
      <text:p text:style-name="P26">Return the list of cloudlet assignments.</text:p>
      <text:p text:style-name="P25"><text:span text:style-name="T4">return </text:span><text:span text:style-name="T6">cloudletAssign</text:span><text:span text:style-name="T4">;</text:span></text:p>
      <text:p text:style-name="P39"/>
      <text:p text:style-name="P13"><text:span text:style-name="T29">This submitCloudlets()</text:span><text:span text:style-name="T28"> function utilizes </text:span><text:span text:style-name="T29">the Flower</text:span><text:span text:style-name="T28"> class to optimize the allocation of cloudlets to </text:span><text:span text:style-name="T29">Vm</text:span><text:span text:style-name="T28">s before submission. It initializes a Flower algorithm instance with the given cloudlet and </text:span><text:span text:style-name="T29">Vm</text:span><text:span text:style-name="T28"> data, runs the algorithm to determine the optimized allocation, and then proceeds to submit the cloudlets </text:span></text:p>
      <text:p text:style-name="P14"><text:span text:style-name="T30">to their respective </text:span><text:span text:style-name="T31">Vm</text:span><text:span text:style-name="T30">s based on the allocation results obtained from the Flower algorithm.</text:span></text:p>
      <text:p text:style-name="P42"/>
      <text:p text:style-name="P12"><text:span text:style-name="T2">protected void </text:span><text:span text:style-name="T47">submitCloudlets</text:span><text:span text:style-name="T5">() {</text:span><text:line-break/><text:span text:style-name="T5"><text:tab/>Flower flower = </text:span><text:span text:style-name="T2">new </text:span><text:span text:style-name="T5">Flower(</text:span><text:span text:style-name="T10">cloudletList</text:span><text:span text:style-name="T2">, </text:span><text:span text:style-name="T10">vmsCreatedList</text:span><text:span text:style-name="T5">)</text:span><text:span text:style-name="T2">;</text:span><text:line-break/><text:span text:style-name="T2"><text:tab/></text:span><text:span text:style-name="T5">List&lt;ArrayList&lt;Integer&gt;&gt; cAssign = flower.run()</text:span><text:span text:style-name="T2">;</text:span><text:line-break/><text:line-break/><text:span text:style-name="T2"><text:tab/>double </text:span><text:span text:style-name="T5">answer = </text:span><text:span text:style-name="T15">0.0</text:span><text:span text:style-name="T2">;</text:span><text:line-break/><text:span text:style-name="T2"><text:tab/>int </text:span><text:span text:style-name="T5">vmIndex = </text:span><text:span text:style-name="T15">0</text:span><text:span text:style-name="T2">;</text:span><text:line-break/><text:span text:style-name="T2"><text:tab/>for </text:span><text:span text:style-name="T5">(Cloudlet cloudlet : getCloudletList()) {</text:span><text:line-break/><text:span text:style-name="T5"><text:tab/><text:tab/>Vm vm = getVmsCreatedList().get(cAssign.get(vmIndex).get(</text:span><text:span text:style-name="T15">0</text:span><text:span text:style-name="T5">))</text:span><text:span text:style-name="T2">;</text:span><text:line-break/><text:span text:style-name="T2"><text:tab/><text:tab/></text:span><text:span text:style-name="T5">Log.</text:span><text:span text:style-name="T7">printLine</text:span><text:span text:style-name="T5">(CloudSim.</text:span><text:span text:style-name="T7">clock</text:span><text:span text:style-name="T5">() + </text:span><text:span text:style-name="T60">": " </text:span><text:span text:style-name="T5">+ getName() + </text:span><text:span text:style-name="T60">": Sending cloudlet "</text:span><text:line-break/><text:soft-page-break/><text:span text:style-name="T60"><text:tab/><text:tab/><text:tab/><text:tab/></text:span><text:span text:style-name="T5">+ cloudlet.getCloudletId() + </text:span><text:span text:style-name="T60">" to VM #" </text:span><text:span text:style-name="T5">+ vm.getId())</text:span><text:span text:style-name="T2">;</text:span><text:line-break/><text:span text:style-name="T2"><text:tab/><text:tab/></text:span><text:span text:style-name="T5">bindCloudletToVm(cloudlet.getCloudletId()</text:span><text:span text:style-name="T2">,</text:span><text:span text:style-name="T5">vm.getId())</text:span><text:span text:style-name="T2">;</text:span><text:line-break/><text:line-break/><text:span text:style-name="T2"><text:tab/><text:tab/>double </text:span><text:span text:style-name="T5">vmmips = vm.getMips()</text:span><text:span text:style-name="T2">;</text:span><text:line-break/><text:span text:style-name="T2"><text:tab/><text:tab/></text:span><text:span text:style-name="T5">answer += cloudlet.getCloudletLength() / vmmips</text:span><text:span text:style-name="T2">;</text:span><text:line-break/><text:line-break/><text:span text:style-name="T2"><text:tab/><text:tab/></text:span><text:span text:style-name="T5">sendNow(getVmsToDatacentersMap().get(vm.getId())</text:span><text:span text:style-name="T2">, </text:span><text:span text:style-name="T5">CloudSimTags.</text:span><text:span text:style-name="T12">CLOUDLET_SUBMIT</text:span><text:span text:style-name="T2">, </text:span><text:span text:style-name="T5">cloudlet)</text:span><text:span text:style-name="T2">;</text:span><text:line-break/><text:span text:style-name="T2"><text:tab/><text:tab/></text:span><text:span text:style-name="T10">cloudletsSubmitted</text:span><text:span text:style-name="T5">++</text:span><text:span text:style-name="T2">;</text:span><text:line-break/><text:span text:style-name="T2"><text:tab/><text:tab/></text:span><text:span text:style-name="T5">vmIndex++</text:span><text:span text:style-name="T2">;</text:span><text:line-break/><text:span text:style-name="T2"><text:tab/><text:tab/>if </text:span><text:span text:style-name="T5">(vmIndex &gt;= getVmsCreatedList().size()) vmIndex = </text:span><text:span text:style-name="T15">0</text:span><text:span text:style-name="T2">;</text:span><text:line-break/><text:span text:style-name="T2"><text:tab/><text:tab/></text:span><text:span text:style-name="T5">getCloudletSubmittedList().add(cloudlet)</text:span><text:span text:style-name="T2">;</text:span><text:line-break/><text:span text:style-name="T2"><text:tab/></text:span><text:span text:style-name="T5">}</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2"/>
      <text:p text:style-name="P52"/>
      <text:p text:style-name="P52"/>
      <text:p text:style-name="P52"/>
      <text:p text:style-name="P52"/>
      <text:p text:style-name="P52"/>
      <text:p text:style-name="P52"/>
      <text:p text:style-name="P52"/>
      <text:p text:style-name="P52"/>
      <text:p text:style-name="P52"/>
      <text:p text:style-name="P52"/>
      <text:p text:style-name="P36"/>
      <text:p text:style-name="P36"><text:span text:style-name="T39">Marat Yerkebayev - 21010714</text:span><text:span text:style-name="T40">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14:36:31.910371949</meta:creation-date>
    <dc:date>2024-04-17T19:46:55.781549060</dc:date>
    <meta:editing-duration>PT30M20S</meta:editing-duration>
    <meta:editing-cycles>9</meta:editing-cycles>
    <meta:generator>LibreOffice/7.3.7.2$Linux_X86_64 LibreOffice_project/30$Build-2</meta:generator>
    <meta:document-statistic meta:table-count="0" meta:image-count="0" meta:object-count="0" meta:page-count="7" meta:paragraph-count="75" meta:word-count="1884" meta:character-count="14891" meta:non-whitespace-character-count="11949"/>
  </office:meta>
</office:document-meta>
</file>